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Consolas" svg:font-family="Consolas"/>
    <style:font-face style:name="Arial4" svg:font-family="Arial" style:font-family-generic="modern"/>
    <style:font-face style:name="Courier New2" svg:font-family="'Courier New'" style:font-family-generic="modern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35cm" svg:stroke-color="#000000" draw:stroke-linejoin="round" draw:fill="none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4" style:family="graphic" style:parent-style-name="standard">
      <style:graphic-properties draw:stroke="solid" svg:stroke-width="0.035cm" svg:stroke-color="#000000" draw:stroke-linejoin="miter" draw:fill="solid" draw:fill-color="#9b2d1f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cc9900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6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381cm" fo:padding-bottom="0.381cm" fo:padding-left="0.508cm" fo:padding-right="0.508cm" fo:wrap-option="wrap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331cm"/>
    </style:style>
    <style:style style:name="gr8" style:family="graphic" style:parent-style-name="standard">
      <style:graphic-properties draw:stroke="none" draw:fill="none" fo:min-height="15.192cm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2.793cm" fo:padding-top="0.134cm" fo:padding-bottom="0.134cm" fo:padding-left="0.269cm" fo:padding-right="0.269cm" fo:wrap-option="no-wrap"/>
    </style:style>
    <style:style style:name="pr4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5" style:family="presentation" style:parent-style-name="כותרת_20_ותוכן-notes">
      <style:graphic-properties draw:fill-color="#ffffff" fo:min-height="12.792cm"/>
    </style:style>
    <style:style style:name="pr6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7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9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0" style:family="presentation" style:parent-style-name="כותרת_20_ותוכן-outline1">
      <style:graphic-properties draw:stroke="none" svg:stroke-width="0cm" draw:fill="none" draw:textarea-vertical-align="middle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1" style:family="presentation" style:parent-style-name="שני_20_תכנים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12" style:family="presentation" style:parent-style-name="שני_20_תכנים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3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4" style:family="presentation" style:parent-style-name="שני_20_תכנים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5" style:family="presentation" style:parent-style-name="שני_20_תכנים-notes">
      <style:graphic-properties draw:fill-color="#ffffff" fo:min-height="12.792cm"/>
    </style:style>
    <style:style style:name="pr16" style:family="presentation" style:parent-style-name="כותרת_20_ותוכן_5f_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17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8" style:family="presentation" style:parent-style-name="כותרת_20_ותוכן_5f_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9" style:family="presentation" style:parent-style-name="כותרת_20_ותוכן_5f_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20" style:family="presentation" style:parent-style-name="כותרת_20_ותוכן_5f_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21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22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co1" style:family="table-column">
      <style:table-column-properties style:column-width="7.222cm" style:use-optimal-column-width="false"/>
    </style:style>
    <style:style style:name="co2" style:family="table-column">
      <style:table-column-properties style:column-width="4.048cm" style:use-optimal-column-width="false"/>
    </style:style>
    <style:style style:name="co3" style:family="table-column">
      <style:table-column-properties style:column-width="6.172cm" style:use-optimal-column-width="false"/>
    </style:style>
    <style:style style:name="co4" style:family="table-column">
      <style:table-column-properties style:column-width="6.326cm" style:use-optimal-column-width="false"/>
    </style:style>
    <style:style style:name="ro1" style:family="table-row">
      <style:table-row-properties style:row-height="2.174cm"/>
    </style:style>
    <style:style style:name="ro2" style:family="table-row">
      <style:table-row-properties style:row-height="1.683cm"/>
    </style:style>
    <style:style style:name="ro3" style:family="table-row">
      <style:table-row-properties style:row-height="1.527cm"/>
    </style:style>
    <style:style style:name="ro4" style:family="table-row">
      <style:table-row-properties style:row-height="3.976cm"/>
    </style:style>
    <style:style style:name="ro5" style:family="table-row">
      <style:table-row-properties style:row-height="3.975cm"/>
    </style:style>
    <style:style style:name="ce1" style:family="table-cell">
      <style:paragraph-properties fo:text-align="center"/>
      <style:text-properties fo:color="#3333ff" fo:font-size="32pt" fo:font-weight="bold" style:font-size-asian="32pt" style:font-weight-asian="bold" style:font-size-complex="32pt" style:font-weight-complex="bold"/>
    </style:style>
    <style:style style:name="ce2" style:family="table-cell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ce3" style:family="table-cell">
      <style:paragraph-properties fo:text-align="center"/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ce4" style:family="table-cell">
      <style:paragraph-properties fo:text-align="center"/>
      <style:text-properties fo:color="#3333ff" fo:font-size="36pt" fo:font-style="italic" style:font-size-asian="36pt" style:font-style-asian="italic" style:font-size-complex="36pt" style:font-style-complex="italic"/>
    </style:style>
    <style:style style:name="ce5" style:family="table-cell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ce6" style:family="table-cell">
      <style:paragraph-properties fo:text-align="center"/>
      <style:text-properties fo:color="#ce181e" fo:font-size="32pt" style:font-size-asian="32pt" style:font-size-complex="32pt"/>
    </style:style>
    <style:style style:name="ce7" style:family="table-cell">
      <style:paragraph-properties fo:text-align="center"/>
      <style:text-properties fo:color="#009900" fo:font-size="32pt" style:font-size-asian="32pt" style:font-size-complex="32pt"/>
    </style:style>
    <style:style style:name="ce8" style:family="table-cell">
      <loext:graphic-properties draw:textarea-vertical-align="middle"/>
      <style:paragraph-properties fo:text-align="center"/>
      <style:text-properties fo:color="#ce181e" fo:font-size="32pt" fo:font-style="italic" style:font-size-asian="32pt" style:font-style-asian="italic" style:font-size-complex="32pt" style:font-style-complex="italic"/>
    </style:style>
    <style:style style:name="ce9" style:family="table-cell">
      <loext:graphic-properties draw:textarea-vertical-align="middle"/>
      <style:paragraph-properties fo:text-align="center"/>
      <style:text-properties fo:color="#3333ff" fo:font-size="32pt" style:font-size-asian="32pt" style:font-size-complex="32pt"/>
    </style:style>
    <style:style style:name="ce10" style:family="table-cell">
      <style:paragraph-properties fo:text-align="center"/>
      <style:text-properties fo:color="#00cc00" fo:font-size="32pt" style:font-size-asian="32pt" style:font-size-complex="32pt"/>
    </style:style>
    <style:style style:name="ce11" style:family="table-cell">
      <style:paragraph-properties fo:text-align="center"/>
      <style:text-properties fo:color="#3333ff" fo:font-size="32pt" style:font-size-asian="32pt" style:font-size-complex="32pt"/>
    </style:style>
    <style:style style:name="ce12" style:family="table-cell"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9" style:family="paragraph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P10" style:family="paragraph">
      <style:paragraph-properties fo:text-align="center"/>
      <style:text-properties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11" style:family="paragraph">
      <style:paragraph-properties fo:text-align="center"/>
      <style:text-properties fo:font-weight="bold" style:font-size-asian="32pt" style:font-weight-asian="bold" style:font-size-complex="32pt" style:font-weight-complex="bold"/>
    </style:style>
    <style:style style:name="P12" style:family="paragraph">
      <style:paragraph-properties fo:text-align="center"/>
      <style:text-properties fo:color="#ce181e" fo:font-size="32pt" style:font-size-asian="32pt" style:font-size-complex="32pt"/>
    </style:style>
    <style:style style:name="P13" style:family="paragraph">
      <style:paragraph-properties fo:text-align="center"/>
      <style:text-properties fo:color="#009900" fo:font-size="32pt" style:font-size-asian="32pt" style:font-size-complex="32pt"/>
    </style:style>
    <style:style style:name="P14" style:family="paragraph">
      <style:paragraph-properties fo:text-align="center"/>
      <style:text-properties fo:color="#ce181e" fo:font-size="32pt" fo:font-style="italic" style:font-size-asian="32pt" style:font-style-asian="italic" style:font-size-complex="32pt" style:font-style-complex="italic"/>
    </style:style>
    <style:style style:name="P15" style:family="paragraph">
      <style:paragraph-properties fo:text-align="center"/>
      <style:text-properties fo:color="#3333ff" fo:font-size="32pt" style:font-size-asian="32pt" style:font-size-complex="32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8" style:family="paragraph">
      <loext:graphic-properties draw:fill="none"/>
      <style:paragraph-properties fo:text-align="start" style:font-independent-line-spacing="true"/>
      <style:text-properties fo:font-size="40pt" fo:font-weight="normal" style:font-weight-asian="normal" style:font-weight-complex="normal"/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20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0pt" fo:hyphenate="false"/>
    </style:style>
    <style:style style:name="P22" style:family="paragraph">
      <loext:graphic-properties draw:fill-color="#ffffff"/>
    </style:style>
    <style:style style:name="P23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24" style:family="paragraph">
      <style:paragraph-properties fo:margin-top="0cm" fo:margin-bottom="0cm" fo:line-height="100%" fo:text-align="end" style:writing-mode="rl-tb"/>
    </style:style>
    <style:style style:name="P25" style:family="paragraph">
      <loext:graphic-properties draw:fill="none"/>
      <style:paragraph-properties fo:margin-top="0cm" fo:margin-bottom="0cm" fo:line-height="100%" fo:text-align="end" style:writing-mode="rl-tb" style:font-independent-line-spacing="true"/>
      <style:text-properties fo:font-size="24pt" style:font-size-complex="18pt"/>
    </style:style>
    <style:style style:name="P26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28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29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40pt" fo:hyphenate="false"/>
    </style:style>
    <style:style style:name="P30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31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3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72pt" fo:hyphenate="false"/>
    </style:style>
    <style:style style:name="P33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5" style:family="paragraph">
      <loext:graphic-properties draw:fill="solid" draw:fill-color="#9b2d1f"/>
      <style:paragraph-properties fo:text-align="start" style:font-independent-line-spacing="true"/>
      <style:text-properties fo:font-size="24pt"/>
    </style:style>
    <style:style style:name="P36" style:family="paragraph">
      <loext:graphic-properties draw:fill="solid" draw:fill-color="#cc9900"/>
      <style:paragraph-properties fo:text-align="start" style:font-independent-line-spacing="true"/>
      <style:text-properties fo:font-size="24pt"/>
    </style:style>
    <style:style style:name="P3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8" style:family="paragraph">
      <loext:graphic-properties draw:fill="none" draw:fill-color="#ffffff"/>
      <style:text-properties fo:font-size="32pt"/>
    </style:style>
    <style:style style:name="P39" style:family="paragraph">
      <style:paragraph-properties fo:margin-top="0cm" fo:margin-bottom="0cm" fo:text-align="start"/>
    </style:style>
    <style:style style:name="P40" style:family="paragraph">
      <loext:graphic-properties draw:fill="none"/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1" style:family="paragraph">
      <style:paragraph-properties fo:margin-top="0cm" fo:margin-bottom="0cm" fo:line-height="100%" fo:text-align="center" style:writing-mode="lr-tb"/>
    </style:style>
    <style:style style:name="P4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00ffff"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ce181e" fo:font-size="32pt" style:font-size-asian="32pt" style:font-size-complex="32pt"/>
    </style:style>
    <style:style style:name="T8" style:family="text">
      <style:text-properties fo:color="#009900" fo:font-size="32pt" style:font-size-asian="32pt" style:font-size-complex="32pt"/>
    </style:style>
    <style:style style:name="T9" style:family="text">
      <style:text-properties fo:color="#ce181e" fo:font-size="32pt" fo:font-style="italic" style:font-size-asian="32pt" style:font-style-asian="italic" style:font-size-complex="32pt" style:font-style-complex="italic"/>
    </style:style>
    <style:style style:name="T10" style:family="text">
      <style:text-properties fo:color="#3333ff" fo:font-size="22pt" style:font-size-asian="22pt" style:font-size-complex="22pt"/>
    </style:style>
    <style:style style:name="T11" style:family="text">
      <style:text-properties fo:color="#3333ff" style:font-name="Courier New1" fo:font-size="22pt" style:font-size-asian="22pt" style:font-size-complex="22pt"/>
    </style:style>
    <style:style style:name="T12" style:family="text">
      <style:text-properties fo:color="#3333ff" fo:font-size="32pt" style:font-size-asian="32pt" style:font-size-complex="32pt"/>
    </style:style>
    <style:style style:name="T13" style:family="text">
      <style:text-properties fo:color="#3333ff" style:font-name="Courier New1" fo:font-size="32pt" style:font-size-asian="32pt" style:font-size-complex="32pt"/>
    </style:style>
    <style:style style:name="T14" style:family="text">
      <style:text-properties fo:color="#3333ff" fo:font-size="28pt" style:font-size-asian="28pt" style:font-size-complex="28pt"/>
    </style:style>
    <style:style style:name="T15" style:family="text">
      <style:text-properties fo:color="#3333ff" style:font-name="Courier New1" fo:font-size="28pt" style:font-size-asian="28pt" style:font-size-complex="28pt"/>
    </style:style>
    <style:style style:name="T16" style:family="text">
      <style:text-properties fo:color="#0000cc" fo:font-size="24pt" style:font-size-asian="24pt" style:font-size-complex="24pt"/>
    </style:style>
    <style:style style:name="T17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8" style:family="text">
      <style:text-properties fo:font-variant="normal" fo:text-transform="none" fo:color="#009933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font-variant="normal" fo:text-transform="none" fo:color="#009933" style:text-line-through-style="none" style:text-line-through-type="none" style:text-position="0% 100%" style:font-name="Arial1" fo:font-size="40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1" style:family="text">
      <style:text-properties fo:font-variant="normal" fo:text-transform="none" fo:color="#ff3333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2" style:family="text">
      <style:text-properties fo:font-variant="normal" fo:text-transform="none" fo:color="#ff3333" style:text-line-through-style="none" style:text-line-through-type="none" style:text-position="0% 100%" style:font-name="Arial1" fo:font-size="40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3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4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8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bold" style:font-size-asian="20pt" style:font-style-asian="normal" style:font-weight-asian="bold" style:font-name-complex="Arial3" style:font-size-complex="20pt" style:font-style-complex="normal" style:font-weight-complex="bold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2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3" style:family="text">
      <style:text-properties fo:font-variant="normal" fo:text-transform="none" fo:color="#696464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4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5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6" style:family="text">
      <style:text-properties fo:font-variant="normal" fo:text-transform="none" fo:color="#ff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38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9" style:family="text">
      <style:text-properties fo:font-variant="normal" fo:text-transform="none" fo:color="#696464" style:text-line-through-style="none" style:text-line-through-type="none" style:text-position="0% 100%" style:font-name="Arial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0" style:family="text">
      <style:text-properties fo:font-variant="normal" fo:text-transform="none" fo:color="#696464" style:text-line-through-style="none" style:text-line-through-type="none" style:text-position="0% 100%" style:font-name="Arial1" fo:font-size="72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3" style:family="text">
      <style:text-properties fo:font-variant="normal" fo:text-transform="none" fo:color="#0000ff" style:text-line-through-style="none" style:text-line-through-type="none" style:text-position="0% 100%" style:font-name="Consola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onsola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5" style:family="text">
      <style:text-properties fo:font-variant="normal" fo:text-transform="none" fo:color="#800000" style:text-line-through-style="none" style:text-line-through-type="none" style:text-position="0% 100%" style:font-name="Consola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6" style:family="text">
      <style:text-properties fo:font-variant="normal" fo:text-transform="none" fo:color="#008000" style:text-line-through-style="none" style:text-line-through-type="none" style:text-position="0% 100%" style:font-name="Consola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7" style:family="text">
      <style:text-properties fo:font-variant="normal" fo:text-transform="none" fo:color="#800080" style:text-line-through-style="none" style:text-line-through-type="none" style:text-position="0% 100%" style:font-name="Consola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8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0" style:family="text">
      <style:text-properties fo:font-size="32pt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onsolas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7" style:family="text">
      <style:text-properties fo:font-variant="normal" fo:text-transform="none" fo:color="#ff3333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8" style:family="text">
      <style:text-properties fo:font-variant="normal" fo:text-transform="none" fo:color="#0000ff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9" style:family="text">
      <style:text-properties fo:font-variant="normal" fo:text-transform="none" fo:color="#009933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Arial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61" style:family="text">
      <style:text-properties fo:font-variant="normal" fo:text-transform="none" fo:color="#80008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2" style:family="text">
      <style:text-properties fo:font-variant="normal" fo:text-transform="none" fo:color="#00cc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3" style:family="text">
      <style:text-properties fo:font-variant="normal" fo:text-transform="none" fo:color="#008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4" style:family="text">
      <style:text-properties fo:font-variant="normal" fo:text-transform="none" fo:color="#00cc00" style:text-line-through-style="none" style:text-line-through-type="none" style:text-position="0% 100%" style:font-name="Courier New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5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66" style:family="text">
      <style:text-properties fo:font-variant="normal" fo:text-transform="none" fo:color="#0000ff" style:text-line-through-style="none" style:text-line-through-type="none" style:text-position="0% 100%" style:font-name="Consolas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Consolas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68" style:family="text">
      <style:text-properties fo:font-variant="normal" fo:text-transform="none" fo:color="#800080" style:text-line-through-style="none" style:text-line-through-type="none" style:text-position="0% 100%" style:font-name="Consolas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69" style:family="text">
      <style:text-properties fo:font-variant="normal" fo:text-transform="none" fo:color="#008000" style:text-line-through-style="none" style:text-line-through-type="none" style:text-position="0% 100%" style:font-name="Consolas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70" style:family="text">
      <style:text-properties fo:font-size="36pt"/>
    </style:style>
    <style:style style:name="T71" style:family="text">
      <style:text-properties fo:color="#993366" fo:font-size="36pt"/>
    </style:style>
    <style:style style:name="T72" style:family="text">
      <style:text-properties fo:color="#009933" fo:font-size="36pt"/>
    </style:style>
    <style:style style:name="T73" style:family="text">
      <style:text-properties fo:color="#0000cc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-0.634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1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</text:span><text:span text:style-name="T1">o</text:span><text:span text:style-name="T1">n</text:span><text:span text:style-name="T1">s</text:span><text:span text:style-name="T1">t</text:span><text:span text:style-name="T1">r</text:span><text:span text:style-name="T1">u</text:span><text:span text:style-name="T1">c</text:span><text:span text:style-name="T1">t</text:span><text:span text:style-name="T1">i</text:span><text:span text:style-name="T1">n</text:span><text:span text:style-name="T1">g</text:span><text:span text:style-name="T1"> </text:span><text:span text:style-name="T1">a</text:span><text:span text:style-name="T1">n</text:span><text:span text:style-name="T1">d</text:span><text:span text:style-name="T1"> </text:span><text:span text:style-name="T1">D</text:span><text:span text:style-name="T1">e</text:span><text:span text:style-name="T1">s</text:span><text:span text:style-name="T1">t</text:span><text:span text:style-name="T1">r</text:span><text:span text:style-name="T1">u</text:span><text:span text:style-name="T1">c</text:span><text:span text:style-name="T1">t</text:span><text:span text:style-name="T1">i</text:span><text:span text:style-name="T1">n</text:span><text:span text:style-name="T1">g</text:span></text:p>
          </draw:text-box>
        </draw:frame>
        <draw:frame draw:name="כותרת משנה 3" presentation:style-name="pr2" draw:text-style-name="P4" draw:layer="layout" svg:width="14.477cm" svg:height="5.842cm" svg:x="5.334cm" svg:y="11.43cm">
          <draw:text-box>
            <text:p text:style-name="P3"><text:span text:style-name="T2"/></text:p>
            <text:list text:style-name="L1">
              <text:list-item>
                <text:p text:style-name="P3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1</text:span><text:span text:style-name="T2">:</text:span><text:span text:style-name="T2"> </text:span><text:span text:style-name="T2">D</text:span><text:span text:style-name="T2">r</text:span><text:span text:style-name="T2">.</text:span><text:span text:style-name="T2"> </text:span><text:span text:style-name="T2">O</text:span><text:span text:style-name="T2">f</text:span><text:span text:style-name="T2">i</text:span><text:span text:style-name="T2">r</text:span><text:span text:style-name="T2"> </text:span><text:span text:style-name="T2">P</text:span><text:span text:style-name="T2">e</text:span><text:span text:style-name="T2">l</text:span><text:span text:style-name="T2">e</text:span></text:p>
              </text:list-item>
              <text:list-item>
                <text:p text:style-name="P3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2</text:span><text:span text:style-name="T2">:</text:span><text:span text:style-name="T2"> </text:span><text:span text:style-name="T2">D</text:span><text:span text:style-name="T2">r</text:span><text:span text:style-name="T2">.</text:span><text:span text:style-name="T2"> </text:span><text:span text:style-name="T2">M</text:span><text:span text:style-name="T2">i</text:span><text:span text:style-name="T2">r</text:span><text:span text:style-name="T2">i</text:span><text:span text:style-name="T2"> </text:span><text:span text:style-name="T2">B</text:span><text:span text:style-name="T2">e</text:span><text:span text:style-name="T2">n</text:span><text:span text:style-name="T2">-</text:span><text:span text:style-name="T2">N</text:span><text:span text:style-name="T2">i</text:span><text:span text:style-name="T2">s</text:span><text:span text:style-name="T2">s</text:span><text:span text:style-name="T2">a</text:span><text:span text:style-name="T2">n</text:span></text:p>
              </text:list-item>
              <text:list-item>
                <text:p text:style-name="P3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3</text:span><text:span text:style-name="T2">:</text:span><text:span text:style-name="T2"> </text:span><text:span text:style-name="T2">D</text:span><text:span text:style-name="T2">r</text:span><text:span text:style-name="T2">.</text:span><text:span text:style-name="T2"> </text:span><text:span text:style-name="T2">E</text:span><text:span text:style-name="T2">r</text:span><text:span text:style-name="T2">e</text:span><text:span text:style-name="T2">l</text:span><text:span text:style-name="T2"> </text:span><text:span text:style-name="T2">S</text:span><text:span text:style-name="T2">e</text:span><text:span text:style-name="T2">g</text:span><text:span text:style-name="T2">a</text:span><text:span text:style-name="T2">l</text:span><text:span text:style-name="T2">-</text:span><text:span text:style-name="T2">H</text:span><text:span text:style-name="T2">a</text:span><text:span text:style-name="T2">l</text:span><text:span text:style-name="T2">e</text:span><text:span text:style-name="T2">v</text:span><text:span text:style-name="T2">i</text:span></text:p>
              </text:list-item>
            </text:list>
          </draw:text-box>
        </draw:frame>
        <presentation:notes draw:style-name="dp2">
          <draw:custom-shape draw:name="Text Box 1" draw:style-name="gr1" draw:text-style-name="P5" draw:layer="layout" svg:width="7.394cm" svg:height="10.662cm" svg:x="6.165cm" svg:y="2.1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2" presentation:style-name="pr3" draw:text-style-name="P6" draw:layer="layout" svg:width="15.773cm" svg:height="12.787cm" svg:x="1.971cm" svg:y="13.5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5" presentation:style-name="pr4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style-name="standard" draw:layer="layout" svg:width="23.767cm" svg:height="17.872cm" svg:x="0.989cm" svg:y="0.473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9"><text:span text:style-name="T4">C</text:span></text:p>
              </table:table-cell>
              <table:table-cell>
                <text:p text:style-name="P9"><text:span text:style-name="T4">C++</text:span></text:p>
              </table:table-cell>
              <table:table-cell>
                <text:p text:style-name="P9"><text:span text:style-name="T4">Java</text:span></text:p>
              </table:table-cell>
            </table:table-row>
            <table:table-row table:style-name="ro2" table:default-cell-style-name="ce4">
              <table:table-cell table:style-name="ce3" table:number-columns-spanned="4">
                <text:p text:style-name="P10"><text:span text:style-name="T5">Objects on the stack:</text:span></text:p>
              </table:table-cell>
              <table:covered-table-cell/>
              <table:covered-table-cell/>
              <table:covered-table-cell/>
            </table:table-row>
            <table:table-row table:style-name="ro3">
              <table:table-cell table:style-name="ce5">
                <text:p text:style-name="P11"><text:span text:style-name="T6">Construct</text:span></text:p>
              </table:table-cell>
              <table:table-cell table:style-name="ce6">
                <text:p text:style-name="P12"><text:span text:style-name="T7">No</text:span></text:p>
              </table:table-cell>
              <table:table-cell table:style-name="ce7">
                <text:p text:style-name="P13"><text:span text:style-name="T8">Yes</text:span></text:p>
              </table:table-cell>
              <table:table-cell table:style-name="ce8" table:number-rows-spanned="2">
                <text:p text:style-name="P14"><text:span text:style-name="T9">Impossible</text:span></text:p>
              </table:table-cell>
            </table:table-row>
            <table:table-row table:style-name="ro3">
              <table:table-cell table:style-name="ce5">
                <text:p text:style-name="P11"><text:span text:style-name="T6">Destruct</text:span></text:p>
              </table:table-cell>
              <table:table-cell table:style-name="ce6">
                <text:p text:style-name="P12"><text:span text:style-name="T7">No</text:span></text:p>
              </table:table-cell>
              <table:table-cell table:style-name="ce7">
                <text:p text:style-name="P13"><text:span text:style-name="T8">Yes</text:span></text:p>
              </table:table-cell>
              <table:covered-table-cell table:style-name="ce9"/>
            </table:table-row>
            <table:table-row table:style-name="ro2" table:default-cell-style-name="ce10">
              <table:table-cell table:style-name="ce5" table:number-columns-spanned="4">
                <text:p text:style-name="P11"><text:span text:style-name="T5">Objects on the heap:</text:span></text:p>
              </table:table-cell>
              <table:covered-table-cell/>
              <table:covered-table-cell/>
              <table:covered-table-cell/>
            </table:table-row>
            <table:table-row table:style-name="ro4" table:default-cell-style-name="ce11">
              <table:table-cell table:style-name="ce5">
                <text:p text:style-name="P11"><text:span text:style-name="T6">Construct</text:span></text:p>
              </table:table-cell>
              <table:table-cell>
                <text:p text:style-name="P15"><text:span text:style-name="T7">No</text:span></text:p>
                <text:p text:style-name="P15"><text:span text:style-name="T10">(</text:span><text:span text:style-name="T11">malloc</text:span><text:span text:style-name="T10">)</text:span></text:p>
              </table:table-cell>
              <table:table-cell>
                <text:p text:style-name="P15"><text:span text:style-name="T8">Yes</text:span></text:p>
                <text:p text:style-name="P15"><text:span text:style-name="T12">(</text:span><text:span text:style-name="T13">new</text:span><text:span text:style-name="T12">)</text:span></text:p>
              </table:table-cell>
              <table:table-cell>
                <text:p text:style-name="P15"><text:span text:style-name="T8">Yes</text:span></text:p>
                <text:p text:style-name="P15"><text:span text:style-name="T12">(</text:span><text:span text:style-name="T13">new</text:span><text:span text:style-name="T12">)</text:span></text:p>
              </table:table-cell>
            </table:table-row>
            <table:table-row table:style-name="ro5" table:default-cell-style-name="ce11">
              <table:table-cell table:style-name="ce12">
                <text:p text:style-name="P11"><text:span text:style-name="T6">Destruct</text:span></text:p>
              </table:table-cell>
              <table:table-cell>
                <text:p text:style-name="P15"><text:span text:style-name="T7">No</text:span></text:p>
                <text:p text:style-name="P15"><text:span text:style-name="T14">(</text:span><text:span text:style-name="T15">free</text:span><text:span text:style-name="T14">)</text:span></text:p>
              </table:table-cell>
              <table:table-cell>
                <text:p text:style-name="P15"><text:span text:style-name="T8">Yes</text:span></text:p>
                <text:p text:style-name="P15"><text:span text:style-name="T12">(</text:span><text:span text:style-name="T13">delete</text:span><text:span text:style-name="T12">)</text:span></text:p>
              </table:table-cell>
              <table:table-cell table:style-name="ce6">
                <text:p text:style-name="P12"><text:span text:style-name="T7">No</text:span></text:p>
                <text:p text:style-name="P12"><text:span text:style-name="T16">(done automatically by garbage collector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2" draw:layer="layout" svg:width="14.212cm" svg:height="10.659cm" svg:x="2.753cm" svg:y="2.16cm" draw:page-number="2" presentation:class="page"/>
          <draw:frame presentation:style-name="pr5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18" draw:layer="layout" svg:width="23.622cm" svg:height="1.776cm" svg:x="1.016cm" svg:y="0.468cm" presentation:class="title" presentation:user-transformed="true">
          <draw:text-box>
            <text:p text:style-name="P17"><text:span text:style-name="T17">C</text:span><text:span text:style-name="T17">+</text:span><text:span text:style-name="T17">+</text:span><text:span text:style-name="T17"> </text:span><text:span text:style-name="T17">L</text:span><text:span text:style-name="T17">a</text:span><text:span text:style-name="T17">w</text:span><text:span text:style-name="T17">s</text:span><text:span text:style-name="T17"> </text:span><text:span text:style-name="T17">o</text:span><text:span text:style-name="T17">f </text:span><text:span text:style-name="T17">C</text:span><text:span text:style-name="T17">o</text:span><text:span text:style-name="T17">n</text:span><text:span text:style-name="T17">s</text:span><text:span text:style-name="T17">t</text:span><text:span text:style-name="T17">r</text:span><text:span text:style-name="T17">u</text:span><text:span text:style-name="T17">c</text:span><text:span text:style-name="T17">t</text:span><text:span text:style-name="T17">i</text:span><text:span text:style-name="T17">o</text:span><text:span text:style-name="T17">n</text:span><text:span text:style-name="T17"> </text:span><text:span text:style-name="T17">a</text:span><text:span text:style-name="T17">n</text:span><text:span text:style-name="T17">d</text:span><text:span text:style-name="T17"> </text:span><text:span text:style-name="T17">D</text:span><text:span text:style-name="T17">e</text:span><text:span text:style-name="T17">s</text:span><text:span text:style-name="T17">t</text:span><text:span text:style-name="T17">r</text:span><text:span text:style-name="T17">u</text:span><text:span text:style-name="T17">c</text:span><text:span text:style-name="T17">t</text:span><text:span text:style-name="T17">i</text:span><text:span text:style-name="T17">o</text:span><text:span text:style-name="T17">n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1" draw:layer="layout" svg:width="25.4cm" svg:height="16.298cm" svg:x="0.508cm" svg:y="2.244cm" presentation:class="outline" presentation:user-transformed="true">
          <draw:text-box>
            <text:p text:style-name="P20"><text:span text:style-name="T18">1. Every object must be </text:span><text:span text:style-name="T19">constructed</text:span><text:span text:style-name="T18"> </text:span><text:span text:style-name="T18">before it is used.</text:span></text:p>
            <text:list text:style-name="L3">
              <text:list-item>
                <text:p text:style-name="P20"><text:span text:style-name="T18">Stack object: when it is defined.</text:span></text:p>
              </text:list-item>
              <text:list-item>
                <text:p text:style-name="P20"><text:span text:style-name="T18">Heap object: when it is created.</text:span></text:p>
              </text:list-item>
            </text:list>
            <text:p text:style-name="P20"><text:span text:style-name="T20"/></text:p>
            <text:p text:style-name="P20"><text:span text:style-name="T21">2. Every object must be </text:span><text:span text:style-name="T22">destructed </text:span><text:span text:style-name="T21">after it stops being of use.</text:span></text:p>
            <text:list text:continue-numbering="true" text:style-name="L3">
              <text:list-item>
                <text:p text:style-name="P20"><text:span text:style-name="T21">Stack object: when gets out of </text:span><text:span text:style-name="T21">scope.</text:span></text:p>
              </text:list-item>
              <text:list-item>
                <text:p text:style-name="P20"><text:span text:style-name="T21">Heap object: when it is deleted.</text:span></text:p>
              </text:list-item>
            </text:list>
          </draw:text-box>
        </draw:frame>
        <presentation:notes draw:style-name="dp3">
          <draw:page-thumbnail draw:style-name="gr2" draw:layer="layout" svg:width="14.212cm" svg:height="10.659cm" svg:x="2.753cm" svg:y="2.16cm" draw:page-number="3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ass Basics: Constructor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C</text:span><text:span text:style-name="T17">o</text:span><text:span text:style-name="T17">n</text:span><text:span text:style-name="T17">s</text:span><text:span text:style-name="T17">t</text:span><text:span text:style-name="T17">r</text:span><text:span text:style-name="T17">u</text:span><text:span text:style-name="T17">c</text:span><text:span text:style-name="T17">t</text:span><text:span text:style-name="T17">o</text:span><text:span text:style-name="T17">r</text:span><text:span text:style-name="T17">s</text:span><text:span text:style-name="T17"> </text:span><text:span text:style-name="T23">(</text:span><text:span text:style-name="T23">f</text:span><text:span text:style-name="T23">o</text:span><text:span text:style-name="T23">l</text:span><text:span text:style-name="T23">d</text:span><text:span text:style-name="T23">e</text:span><text:span text:style-name="T23">r </text:span><text:span text:style-name="T23">4</text:span><text:span text:style-name="T23">)</text:span></text:p>
          </draw:text-box>
        </draw:frame>
        <draw:frame draw:name="מציין מיקום של מספר שקופית 4" presentation:style-name="pr4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762cm" svg:y="3.134cm" presentation:class="outline" presentation:user-transformed="true">
          <draw:text-box>
            <text:p text:style-name="P20"><text:span text:style-name="T24">class</text:span><text:span text:style-name="T25"> MyClass </text:span><text:span text:style-name="T25"><text:line-break/></text:span><text:span text:style-name="T25">{ </text:span><text:span text:style-name="T25"><text:line-break/></text:span><text:span text:style-name="T24">public</text:span><text:span text:style-name="T25">: </text:span><text:span text:style-name="T25"><text:line-break/></text:span><text:span text:style-name="T25">   MyClass(); </text:span><text:span text:style-name="T25"><text:line-break/></text:span><text:span text:style-name="T25">   MyClass( </text:span><text:span text:style-name="T24">int</text:span><text:span text:style-name="T25"> i ); </text:span><text:span text:style-name="T25"><text:line-break/></text:span><text:span text:style-name="T25">   MyClass( </text:span><text:span text:style-name="T24">double</text:span><text:span text:style-name="T25"> x, </text:span><text:span text:style-name="T24">double</text:span><text:span text:style-name="T25"> y ); </text:span><text:span text:style-name="T25"><text:line-break/></text:span><text:span text:style-name="T25">   ...</text:span><text:span text:style-name="T25"><text:line-break/></text:span><text:span text:style-name="T25">}; </text:span></text:p>
            <text:p text:style-name="P20"><text:span text:style-name="T25"><text:line-break/></text:span><text:span text:style-name="T25">int main() {</text:span><text:span text:style-name="T25"><text:line-break/></text:span><text:span text:style-name="T25"> <text:s text:c="2"/>MyClass a; </text:span><text:span text:style-name="T26">// Calls 1</text:span><text:span text:style-name="T26"><text:line-break/></text:span><text:span text:style-name="T26"> <text:s text:c="2"/></text:span><text:span text:style-name="T25">MyClass b {</text:span><text:span text:style-name="T27">5</text:span><text:span text:style-name="T28">}</text:span><text:span text:style-name="T25">; </text:span><text:span text:style-name="T26">// Calls 2</text:span><text:span text:style-name="T26"><text:line-break/></text:span><text:span text:style-name="T26"> <text:s text:c="2"/></text:span><text:span text:style-name="T25">MyClass c {</text:span><text:span text:style-name="T27">1.0</text:span><text:span text:style-name="T25">, </text:span><text:span text:style-name="T27">0.0</text:span><text:span text:style-name="T25">}; </text:span><text:span text:style-name="T26">// Calls 3 </text:span></text:p>
            <text:p text:style-name="P20"><text:span text:style-name="T26">}</text:span></text:p>
          </draw:text-box>
        </draw:frame>
        <draw:custom-shape draw:name="Oval 4" draw:style-name="gr3" draw:text-style-name="P25" draw:layer="layout" svg:width="0.978cm" svg:height="0.978cm" svg:x="0.508cm" svg:y="6.388cm">
          <text:p text:style-name="P24"><text:span text:style-name="T29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3" draw:text-style-name="P25" draw:layer="layout" svg:width="0.978cm" svg:height="0.978cm" svg:x="0.546cm" svg:y="7.404cm">
          <text:p text:style-name="P24"><text:span text:style-name="T29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3" draw:text-style-name="P25" draw:layer="layout" svg:width="0.978cm" svg:height="0.978cm" svg:x="0.546cm" svg:y="8.42cm">
          <text:p text:style-name="P24"><text:span text:style-name="T29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page-thumbnail draw:style-name="gr2" draw:layer="layout" svg:width="14.212cm" svg:height="10.659cm" svg:x="2.753cm" svg:y="2.16cm" draw:page-number="4" presentation:class="page"/>
          <draw:frame presentation:style-name="pr5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C</text:span><text:span text:style-name="T17">o</text:span><text:span text:style-name="T17">n</text:span><text:span text:style-name="T17">s</text:span><text:span text:style-name="T17">t</text:span><text:span text:style-name="T17">r</text:span><text:span text:style-name="T17">u</text:span><text:span text:style-name="T17">c</text:span><text:span text:style-name="T17">t</text:span><text:span text:style-name="T17">o</text:span><text:span text:style-name="T17">r</text:span><text:span text:style-name="T17">s</text:span><text:span text:style-name="T17"> </text:span><text:span text:style-name="T17">a</text:span><text:span text:style-name="T17">n</text:span><text:span text:style-name="T17">d</text:span><text:span text:style-name="T17"> </text:span><text:span text:style-name="T17">A</text:span><text:span text:style-name="T17">r</text:span><text:span text:style-name="T17">r</text:span><text:span text:style-name="T17">a</text:span><text:span text:style-name="T17">y</text:span><text:span text:style-name="T17">s</text:span><text:span text:style-name="T23"> </text:span><text:span text:style-name="T23">(</text:span><text:span text:style-name="T23">f</text:span><text:span text:style-name="T23">o</text:span><text:span text:style-name="T23">l</text:span><text:span text:style-name="T23">d</text:span><text:span text:style-name="T23">e</text:span><text:span text:style-name="T23">r </text:span><text:span text:style-name="T23">4</text:span><text:span text:style-name="T23">)</text:span></text:p>
          </draw:text-box>
        </draw:frame>
        <draw:frame draw:name="מציין מיקום של מספר שקופית 4" presentation:style-name="pr4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762cm" svg:y="3.134cm" presentation:class="outline" presentation:user-transformed="true">
          <draw:text-box>
            <text:p text:style-name="P20"><text:span text:style-name="T24">class</text:span><text:span text:style-name="T25"> MyClass </text:span><text:span text:style-name="T25"><text:line-break/></text:span><text:span text:style-name="T25">{ </text:span><text:span text:style-name="T25"><text:line-break/></text:span><text:span text:style-name="T24">public</text:span><text:span text:style-name="T25">: </text:span><text:span text:style-name="T25"><text:line-break/></text:span><text:span text:style-name="T25">   MyClass(); </text:span><text:span text:style-name="T25"><text:line-break/></text:span><text:span text:style-name="T25">   MyClass( </text:span><text:span text:style-name="T24">int</text:span><text:span text:style-name="T25"> i ); </text:span><text:span text:style-name="T25"><text:line-break/></text:span><text:span text:style-name="T25">   MyClass( </text:span><text:span text:style-name="T24">double</text:span><text:span text:style-name="T25"> x, </text:span><text:span text:style-name="T24">double</text:span><text:span text:style-name="T25"> y ); </text:span><text:span text:style-name="T25"><text:line-break/></text:span><text:span text:style-name="T25">   ...</text:span><text:span text:style-name="T25"><text:line-break/></text:span><text:span text:style-name="T25">}; </text:span></text:p>
            <text:p text:style-name="P20"><text:span text:style-name="T25"><text:line-break/></text:span><text:span text:style-name="T25">int main() {</text:span><text:span text:style-name="T25"><text:line-break/></text:span><text:span text:style-name="T25"> <text:s text:c="2"/>MyClass a[5]; </text:span><text:span text:style-name="T26">// Calls 1 five times</text:span><text:span text:style-name="T26"><text:line-break/></text:span><text:span text:style-name="T26"> <text:s text:c="2"/></text:span><text:span text:style-name="T25">MyClass b[5] {11, 22}; </text:span><text:span text:style-name="T26">// Calls 2 two times</text:span><text:span text:style-name="T26"><text:line-break/></text:span><text:span text:style-name="T26"> <text:s text:c="2"/></text:span><text:span text:style-name="T25">MyClass c[5] { {11,22}, 33}; </text:span><text:span text:style-name="T26">// Calls 3 then </text:span><text:span text:style-name="T26">2</text:span></text:p>
            <text:p text:style-name="P20"><text:span text:style-name="T26">}</text:span></text:p>
          </draw:text-box>
        </draw:frame>
        <draw:custom-shape draw:name="Oval 4" draw:style-name="gr3" draw:text-style-name="P25" draw:layer="layout" svg:width="0.978cm" svg:height="0.978cm" svg:x="0.508cm" svg:y="6.388cm">
          <text:p text:style-name="P24"><text:span text:style-name="T29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3" draw:text-style-name="P25" draw:layer="layout" svg:width="0.978cm" svg:height="0.978cm" svg:x="0.546cm" svg:y="7.404cm">
          <text:p text:style-name="P24"><text:span text:style-name="T29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3" draw:text-style-name="P25" draw:layer="layout" svg:width="0.978cm" svg:height="0.978cm" svg:x="0.546cm" svg:y="8.42cm">
          <text:p text:style-name="P24"><text:span text:style-name="T29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page-thumbnail draw:style-name="gr2" draw:layer="layout" svg:width="14.212cm" svg:height="10.659cm" svg:x="2.753cm" svg:y="2.16cm" draw:page-number="5" presentation:class="page"/>
          <draw:frame presentation:style-name="pr5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nstructors – parameterless c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2.116cm" svg:x="0.847cm" svg:y="0.423cm" presentation:class="title" presentation:user-transformed="true">
          <draw:text-box>
            <text:p text:style-name="P17"><text:span text:style-name="T17">C</text:span><text:span text:style-name="T17">o</text:span><text:span text:style-name="T17">n</text:span><text:span text:style-name="T17">s</text:span><text:span text:style-name="T17">t</text:span><text:span text:style-name="T17">r</text:span><text:span text:style-name="T17">u</text:span><text:span text:style-name="T17">c</text:span><text:span text:style-name="T17">t</text:span><text:span text:style-name="T17">o</text:span><text:span text:style-name="T17">r</text:span><text:span text:style-name="T17">s</text:span><text:span text:style-name="T17"> </text:span><text:span text:style-name="T17">–</text:span><text:span text:style-name="T17"> </text:span><text:span text:style-name="T17">p</text:span><text:span text:style-name="T17">a</text:span><text:span text:style-name="T17">r</text:span><text:span text:style-name="T17">a</text:span><text:span text:style-name="T17">m</text:span><text:span text:style-name="T17">e</text:span><text:span text:style-name="T17">t</text:span><text:span text:style-name="T17">e</text:span><text:span text:style-name="T17">r</text:span><text:span text:style-name="T17">l</text:span><text:span text:style-name="T17">e</text:span><text:span text:style-name="T17">s</text:span><text:span text:style-name="T17">s</text:span><text:span text:style-name="T17"> </text:span><text:span text:style-name="T17">c</text:span><text:span text:style-name="T17">t</text:span><text:span text:style-name="T17">o</text:span><text:span text:style-name="T17">r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635cm" svg:y="2.752cm" presentation:class="outline" presentation:user-transformed="true">
          <draw:text-box>
            <text:p text:style-name="P26"><text:span text:style-name="T30">class</text:span><text:span text:style-name="T31"> MyClass { </text:span><text:span text:style-name="T31"><text:line-break/></text:span><text:span text:style-name="T30">public</text:span><text:span text:style-name="T31">: </text:span><text:span text:style-name="T31"><text:line-break/></text:span><text:span text:style-name="T31">   MyClass(); </text:span><text:span text:style-name="T32">// parameterless ctor. </text:span><text:span text:style-name="T32"><text:line-break/></text:span><text:span text:style-name="T32">   //...</text:span><text:span text:style-name="T32"><text:line-break/></text:span><text:span text:style-name="T31">}; </text:span><text:span text:style-name="T31"><text:line-break/></text:span><text:span text:style-name="T32">//... </text:span><text:span text:style-name="T32"><text:line-break/></text:span><text:span text:style-name="T30">int</text:span><text:span text:style-name="T31"> main() { </text:span><text:span text:style-name="T31"><text:line-break/></text:span><text:span text:style-name="T31">   MyClass a; </text:span><text:span text:style-name="T32">// parameterless ctor called </text:span><text:span text:style-name="T32"><text:line-break/></text:span><text:span text:style-name="T32">   // …</text:span></text:p>
            <text:p text:style-name="P26"><text:span text:style-name="T32">}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6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nstructors – default parameterless c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2.116cm" svg:x="0.847cm" svg:y="0.423cm" presentation:class="title" presentation:user-transformed="true">
          <draw:text-box>
            <text:p text:style-name="P17"><text:span text:style-name="T33">C</text:span><text:span text:style-name="T33">o</text:span><text:span text:style-name="T33">n</text:span><text:span text:style-name="T33">s</text:span><text:span text:style-name="T33">t</text:span><text:span text:style-name="T33">r</text:span><text:span text:style-name="T33">u</text:span><text:span text:style-name="T33">c</text:span><text:span text:style-name="T33">t</text:span><text:span text:style-name="T33">o</text:span><text:span text:style-name="T33">r</text:span><text:span text:style-name="T33">s</text:span><text:span text:style-name="T33"> </text:span><text:span text:style-name="T33">–</text:span><text:span text:style-name="T33"> </text:span><text:span text:style-name="T33">d</text:span><text:span text:style-name="T33">e</text:span><text:span text:style-name="T33">f</text:span><text:span text:style-name="T33">a</text:span><text:span text:style-name="T33">u</text:span><text:span text:style-name="T33">l</text:span><text:span text:style-name="T33">t </text:span><text:span text:style-name="T33">p</text:span><text:span text:style-name="T33">a</text:span><text:span text:style-name="T33">r</text:span><text:span text:style-name="T33">a</text:span><text:span text:style-name="T33">m</text:span><text:span text:style-name="T33">e</text:span><text:span text:style-name="T33">t</text:span><text:span text:style-name="T33">e</text:span><text:span text:style-name="T33">r</text:span><text:span text:style-name="T33">l</text:span><text:span text:style-name="T33">e</text:span><text:span text:style-name="T33">s</text:span><text:span text:style-name="T33">s</text:span><text:span text:style-name="T33"> </text:span><text:span text:style-name="T33">c</text:span><text:span text:style-name="T33">t</text:span><text:span text:style-name="T33">o</text:span><text:span text:style-name="T33">r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635cm" svg:y="2.752cm" presentation:class="outline" presentation:user-transformed="true">
          <draw:text-box>
            <text:p text:style-name="P26"><text:span text:style-name="T30">class</text:span><text:span text:style-name="T31"> MyClass { </text:span><text:span text:style-name="T31"><text:line-break/></text:span><text:span text:style-name="T30">public</text:span><text:span text:style-name="T31">: </text:span><text:span text:style-name="T31"><text:line-break/></text:span><text:span text:style-name="T31">   </text:span><text:span text:style-name="T32">// No ctors </text:span><text:span text:style-name="T32"><text:line-break/></text:span><text:span text:style-name="T31">}; </text:span><text:span text:style-name="T31"><text:line-break/></text:span><text:span text:style-name="T31"/></text:p>
            <text:p text:style-name="P26"><text:span text:style-name="T30">int</text:span><text:span text:style-name="T31"> main() { </text:span><text:span text:style-name="T31"><text:line-break/></text:span><text:span text:style-name="T31">  MyClass a; </text:span><text:span text:style-name="T32">// </text:span><text:span text:style-name="T34">default</text:span><text:span text:style-name="T32"> parameterless ctor:</text:span></text:p>
            <text:p text:style-name="P26"><text:span text:style-name="T35">}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7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nstructors – no default parameterless ctor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553cm" svg:height="15.874cm" svg:x="0.847cm" svg:y="2.54cm" presentation:class="outline" presentation:user-transformed="true">
          <draw:text-box>
            <text:p text:style-name="P26"><text:span text:style-name="T30">class</text:span><text:span text:style-name="T31"> MyClass { </text:span><text:span text:style-name="T31"><text:line-break/></text:span><text:span text:style-name="T30">public</text:span><text:span text:style-name="T31">: </text:span><text:span text:style-name="T31"><text:line-break/></text:span><text:span text:style-name="T31">   MyClass(</text:span><text:span text:style-name="T30">int</text:span><text:span text:style-name="T31"> x); </text:span><text:span text:style-name="T32">// no parameterless </text:span><text:span text:style-name="T32">ctor. </text:span><text:span text:style-name="T32"><text:line-break/></text:span><text:span text:style-name="T31">}; </text:span><text:span text:style-name="T31"><text:line-break/></text:span><text:span text:style-name="T31"><text:line-break/></text:span><text:span text:style-name="T30">int</text:span><text:span text:style-name="T31"> main() { </text:span><text:span text:style-name="T31"><text:line-break/></text:span><text:span text:style-name="T31">   MyClass a; <text:s text:c="4"/></text:span><text:span text:style-name="T36">// compiler error – </text:span></text:p>
            <text:p text:style-name="P26"><text:span text:style-name="T36"><text:s text:c="3"/></text:span><text:span text:style-name="T31">MyClass b[5]; </text:span><text:span text:style-name="T36"><text:s/>// no parameterless ctor. </text:span></text:p>
            <text:p text:style-name="P26"><text:span text:style-name="T35">}</text:span></text:p>
          </draw:text-box>
        </draw:frame>
        <draw:frame draw:name="Rectangle 2" presentation:style-name="pr6" draw:text-style-name="P2" draw:layer="layout" svg:width="23.706cm" svg:height="2.116cm" svg:x="0.847cm" svg:y="0.423cm" presentation:class="title" presentation:user-transformed="true">
          <draw:text-box>
            <text:p text:style-name="P17"><text:span text:style-name="T33">C</text:span><text:span text:style-name="T33">o</text:span><text:span text:style-name="T33">n</text:span><text:span text:style-name="T33">s</text:span><text:span text:style-name="T33">t</text:span><text:span text:style-name="T33">r</text:span><text:span text:style-name="T33">u</text:span><text:span text:style-name="T33">c</text:span><text:span text:style-name="T33">t</text:span><text:span text:style-name="T33">o</text:span><text:span text:style-name="T33">r</text:span><text:span text:style-name="T33">s</text:span><text:span text:style-name="T33"> </text:span><text:span text:style-name="T33">–</text:span><text:span text:style-name="T33"> </text:span><text:span text:style-name="T33">n</text:span><text:span text:style-name="T33">o</text:span><text:span text:style-name="T33"> </text:span><text:span text:style-name="T33">d</text:span><text:span text:style-name="T33">e</text:span><text:span text:style-name="T33">f</text:span><text:span text:style-name="T33">a</text:span><text:span text:style-name="T33">u</text:span><text:span text:style-name="T33">l</text:span><text:span text:style-name="T33">t </text:span><text:span text:style-name="T33">p</text:span><text:span text:style-name="T33">a</text:span><text:span text:style-name="T33">r</text:span><text:span text:style-name="T33">a</text:span><text:span text:style-name="T33">m</text:span><text:span text:style-name="T33">e</text:span><text:span text:style-name="T33">t</text:span><text:span text:style-name="T33">e</text:span><text:span text:style-name="T33">r</text:span><text:span text:style-name="T33">l</text:span><text:span text:style-name="T33">e</text:span><text:span text:style-name="T33">s</text:span><text:span text:style-name="T33">s</text:span><text:span text:style-name="T33"> </text:span><text:span text:style-name="T33">c</text:span><text:span text:style-name="T33">t</text:span><text:span text:style-name="T33">o</text:span><text:span text:style-name="T33">r</text:span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8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28" draw:layer="layout" svg:width="8.545cm" svg:height="1.419cm" svg:x="11.174cm" svg:y="27.01cm" presentation:class="page-number" presentation:user-transformed="true">
            <draw:text-box>
              <text:p text:style-name="P27"><text:span text:style-name="T37"><text:page-number>&lt;number&gt;</text:page-number></text:span></text:p>
            </draw:text-box>
          </draw:frame>
        </presentation:notes>
      </draw:page>
      <draw:page draw:name="page9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553cm" svg:height="15.874cm" svg:x="0.847cm" svg:y="2.54cm" presentation:class="outline" presentation:user-transformed="true">
          <draw:text-box>
            <text:p text:style-name="P26"><text:span text:style-name="T30">class</text:span><text:span text:style-name="T31"> MyClass { </text:span><text:span text:style-name="T31"><text:line-break/></text:span><text:span text:style-name="T30">public</text:span><text:span text:style-name="T31">: </text:span><text:span text:style-name="T31"><text:line-break/></text:span><text:span text:style-name="T31">   MyClass(</text:span><text:span text:style-name="T30">int</text:span><text:span text:style-name="T31"> x);</text:span><text:span text:style-name="T32"> </text:span><text:span text:style-name="T32"><text:line-break/></text:span><text:span text:style-name="T31">   MyClass() = </text:span><text:span text:style-name="T30">default</text:span><text:span text:style-name="T31">;</text:span><text:span text:style-name="T32"><text:line-break/></text:span><text:span text:style-name="T31">}; </text:span><text:span text:style-name="T31"><text:line-break/></text:span><text:span text:style-name="T31"><text:line-break/></text:span><text:span text:style-name="T30">int</text:span><text:span text:style-name="T31"> main() { </text:span><text:span text:style-name="T31"><text:line-break/></text:span><text:span text:style-name="T31">   MyClass a; </text:span><text:span text:style-name="T32">// </text:span><text:span text:style-name="T34">default</text:span><text:span text:style-name="T32"> parameterless ctor</text:span></text:p>
            <text:p text:style-name="P26"><text:span text:style-name="T35">}</text:span></text:p>
          </draw:text-box>
        </draw:frame>
        <draw:frame draw:name="Rectangle 2" presentation:style-name="pr6" draw:text-style-name="P29" draw:layer="layout" svg:width="23.706cm" svg:height="2.116cm" svg:x="0.847cm" svg:y="0.423cm" presentation:class="title" presentation:user-transformed="true">
          <draw:text-box>
            <text:p text:style-name="P17"><text:span text:style-name="T38">C</text:span><text:span text:style-name="T38">o</text:span><text:span text:style-name="T38">n</text:span><text:span text:style-name="T38">s</text:span><text:span text:style-name="T38">t</text:span><text:span text:style-name="T38">r</text:span><text:span text:style-name="T38">u</text:span><text:span text:style-name="T38">c</text:span><text:span text:style-name="T38">t</text:span><text:span text:style-name="T38">o</text:span><text:span text:style-name="T38">r</text:span><text:span text:style-name="T38">s</text:span><text:span text:style-name="T38"> </text:span><text:span text:style-name="T38">–</text:span><text:span text:style-name="T38"> </text:span><text:span text:style-name="T38">e</text:span><text:span text:style-name="T38">x</text:span><text:span text:style-name="T38">p</text:span><text:span text:style-name="T38">l</text:span><text:span text:style-name="T38">i</text:span><text:span text:style-name="T38">c</text:span><text:span text:style-name="T38">i</text:span><text:span text:style-name="T38">t </text:span><text:span text:style-name="T38">d</text:span><text:span text:style-name="T38">e</text:span><text:span text:style-name="T38">f</text:span><text:span text:style-name="T38">a</text:span><text:span text:style-name="T38">u</text:span><text:span text:style-name="T38">l</text:span><text:span text:style-name="T38">t </text:span><text:span text:style-name="T38">p</text:span><text:span text:style-name="T38">a</text:span><text:span text:style-name="T38">r</text:span><text:span text:style-name="T38">a</text:span><text:span text:style-name="T38">m</text:span><text:span text:style-name="T38">e</text:span><text:span text:style-name="T38">t</text:span><text:span text:style-name="T38">e</text:span><text:span text:style-name="T38">r</text:span><text:span text:style-name="T38">l</text:span><text:span text:style-name="T38">e</text:span><text:span text:style-name="T38">s</text:span><text:span text:style-name="T38">s</text:span><text:span text:style-name="T38"> </text:span><text:span text:style-name="T38">c</text:span><text:span text:style-name="T38">t</text:span><text:span text:style-name="T38">o</text:span><text:span text:style-name="T38">r</text:span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9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28" draw:layer="layout" svg:width="8.545cm" svg:height="1.419cm" svg:x="11.174cm" svg:y="27.01cm" presentation:class="page-number" presentation:user-transformed="true">
            <draw:text-box>
              <text:p text:style-name="P27"><text:span text:style-name="T37"><text:page-number>&lt;number&gt;</text:page-number></text:span></text:p>
            </draw:text-box>
          </draw:frame>
        </presentation:notes>
      </draw:page>
      <draw:page draw:name="page10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4" presentation:style-name="pr4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553cm" svg:height="15.874cm" svg:x="0.847cm" svg:y="2.54cm" presentation:class="outline" presentation:user-transformed="true">
          <draw:text-box>
            <text:p text:style-name="P26"><text:span text:style-name="T30">class</text:span><text:span text:style-name="T31"> MyClass { </text:span><text:span text:style-name="T31"><text:line-break/></text:span><text:span text:style-name="T30">public</text:span><text:span text:style-name="T31">: </text:span><text:span text:style-name="T31"><text:line-break/></text:span><text:span text:style-name="T31">   MyClass() = </text:span><text:span text:style-name="T30">delete</text:span><text:span text:style-name="T31">; <text:s/></text:span><text:span text:style-name="T32"><text:line-break/></text:span><text:span text:style-name="T31">}; </text:span><text:span text:style-name="T31"><text:line-break/></text:span><text:span text:style-name="T31"><text:line-break/></text:span><text:span text:style-name="T30">int</text:span><text:span text:style-name="T31"> main() { </text:span><text:span text:style-name="T31"><text:line-break/></text:span><text:span text:style-name="T31">   MyClass a; </text:span><text:span text:style-name="T36">// compiler error – </text:span></text:p>
            <text:p text:style-name="P26"><text:span text:style-name="T36"><text:s text:c="14"/></text:span><text:span text:style-name="T36">// no parameterless ctor. </text:span></text:p>
            <text:p text:style-name="P26"><text:span text:style-name="T36"><text:s text:c="8"/></text:span><text:span text:style-name="T36">// (why would someone do this??) <text:s text:c="3"/></text:span></text:p>
            <text:p text:style-name="P26"><text:span text:style-name="T35">}</text:span></text:p>
          </draw:text-box>
        </draw:frame>
        <draw:frame draw:name="Rectangle 2" presentation:style-name="pr6" draw:text-style-name="P30" draw:layer="layout" svg:width="23.706cm" svg:height="2.116cm" svg:x="0.847cm" svg:y="0.423cm" presentation:class="title" presentation:user-transformed="true">
          <draw:text-box>
            <text:p text:style-name="P17"><text:span text:style-name="T39">C</text:span><text:span text:style-name="T39">o</text:span><text:span text:style-name="T39">n</text:span><text:span text:style-name="T39">s</text:span><text:span text:style-name="T39">t</text:span><text:span text:style-name="T39">r</text:span><text:span text:style-name="T39">u</text:span><text:span text:style-name="T39">c</text:span><text:span text:style-name="T39">t</text:span><text:span text:style-name="T39">o</text:span><text:span text:style-name="T39">r</text:span><text:span text:style-name="T39">s</text:span><text:span text:style-name="T39"> </text:span><text:span text:style-name="T39">–</text:span><text:span text:style-name="T39"> </text:span><text:span text:style-name="T39">d</text:span><text:span text:style-name="T39">e</text:span><text:span text:style-name="T39">l</text:span><text:span text:style-name="T39">e</text:span><text:span text:style-name="T39">t</text:span><text:span text:style-name="T39">e</text:span><text:span text:style-name="T39">d</text:span><text:span text:style-name="T39"> </text:span><text:span text:style-name="T39">d</text:span><text:span text:style-name="T39">e</text:span><text:span text:style-name="T39">f</text:span><text:span text:style-name="T39">a</text:span><text:span text:style-name="T39">u</text:span><text:span text:style-name="T39">l</text:span><text:span text:style-name="T39">t </text:span><text:span text:style-name="T39">p</text:span><text:span text:style-name="T39">a</text:span><text:span text:style-name="T39">r</text:span><text:span text:style-name="T39">a</text:span><text:span text:style-name="T39">m</text:span><text:span text:style-name="T39">e</text:span><text:span text:style-name="T39">t</text:span><text:span text:style-name="T39">e</text:span><text:span text:style-name="T39">r</text:span><text:span text:style-name="T39">l</text:span><text:span text:style-name="T39">e</text:span><text:span text:style-name="T39">s</text:span><text:span text:style-name="T39">s</text:span><text:span text:style-name="T39"> </text:span><text:span text:style-name="T39">c</text:span><text:span text:style-name="T39">t</text:span><text:span text:style-name="T39">o</text:span><text:span text:style-name="T39">r</text:span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10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31" draw:layer="layout" svg:width="8.545cm" svg:height="1.419cm" svg:x="11.174cm" svg:y="27.01cm" presentation:class="page-number" presentation:user-transformed="true">
            <draw:text-box>
              <text:p text:style-name="P27"><text:span text:style-name="T37"><text:page-number>&lt;number&gt;</text:page-number></text:span></text:p>
            </draw:text-box>
          </draw:frame>
        </presentation:notes>
      </draw:page>
      <draw:page draw:name="Destructor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32" draw:layer="layout" svg:width="23.706cm" svg:height="3.047cm" svg:x="0.847cm" svg:y="0.763cm" presentation:class="title" presentation:user-transformed="true">
          <draw:text-box>
            <text:p text:style-name="P17"><text:span text:style-name="T40">D</text:span><text:span text:style-name="T40">e</text:span><text:span text:style-name="T40">s</text:span><text:span text:style-name="T40">t</text:span><text:span text:style-name="T40">r</text:span><text:span text:style-name="T40">u</text:span><text:span text:style-name="T40">c</text:span><text:span text:style-name="T40">t</text:span><text:span text:style-name="T40">o</text:span><text:span text:style-name="T40">r</text:span><text:span text:style-name="T40">s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10" draw:text-style-name="P23" draw:layer="layout" svg:width="24.129cm" svg:height="15.662cm" svg:x="0.635cm" svg:y="3.048cm" presentation:class="outline" presentation:user-transformed="true">
          <draw:text-box>
            <text:p text:style-name="P33"><text:span text:style-name="T41">Goal</text:span><text:span text:style-name="T42">: Ensure proper “cleanup”: </text:span></text:p>
            <text:list text:style-name="L1">
              <text:list-item>
                <text:p text:style-name="P33"><text:span text:style-name="T42">Free allocated memory;</text:span></text:p>
              </text:list-item>
              <text:list-item>
                <text:p text:style-name="P33"><text:span text:style-name="T42">Close opened files or db connections;</text:span></text:p>
              </text:list-item>
              <text:list-item>
                <text:p text:style-name="P33"><text:span text:style-name="T42">Notify related objects, etc.</text:span></text:p>
              </text:list-item>
            </text:list>
            <text:p text:style-name="P33"><text:span text:style-name="T42"/></text:p>
            <text:p text:style-name="P33"><text:span text:style-name="T41">Use</text:span><text:span text:style-name="T42">: Called for:</text:span></text:p>
            <text:list text:continue-numbering="true" text:style-name="L1">
              <text:list-item>
                <text:p text:style-name="P33"><text:span text:style-name="T42">A stack object – when it goes out of scope.</text:span></text:p>
              </text:list-item>
              <text:list-item>
                <text:p text:style-name="P33"><text:span text:style-name="T42">A heap object – when it is explicitly deleted.</text:span></text:p>
              </text:list-item>
            </text:list>
          </draw:text-box>
        </draw:frame>
        <presentation:notes draw:style-name="dp3">
          <draw:page-thumbnail draw:style-name="gr2" draw:layer="layout" svg:width="14.212cm" svg:height="10.659cm" svg:x="2.753cm" svg:y="2.16cm" draw:page-number="11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ass Basics: Destructors" draw:style-name="dp1" draw:master-page-name="שני_20_תכנים" presentation:presentation-page-layout-name="AL3T3">
        <office:forms form:automatic-focus="false" form:apply-design-mode="false"/>
        <draw:frame draw:name="Rectangle 2" presentation:style-name="pr11" draw:text-style-name="P2" draw:layer="layout" svg:width="24.129cm" svg:height="1.988cm" svg:x="0.635cm" svg:y="0.763cm" presentation:class="title" presentation:user-transformed="true">
          <draw:text-box>
            <text:p text:style-name="P17"><text:span text:style-name="T17">D</text:span><text:span text:style-name="T17">e</text:span><text:span text:style-name="T17">s</text:span><text:span text:style-name="T17">t</text:span><text:span text:style-name="T17">r</text:span><text:span text:style-name="T17">u</text:span><text:span text:style-name="T17">c</text:span><text:span text:style-name="T17">t</text:span><text:span text:style-name="T17">o</text:span><text:span text:style-name="T17">r</text:span><text:span text:style-name="T17">s</text:span><text:span text:style-name="T23"> </text:span><text:span text:style-name="T23">(</text:span><text:span text:style-name="T23">f</text:span><text:span text:style-name="T23">o</text:span><text:span text:style-name="T23">l</text:span><text:span text:style-name="T23">d</text:span><text:span text:style-name="T23">e</text:span><text:span text:style-name="T23">r </text:span><text:span text:style-name="T23">5</text:span><text:span text:style-name="T23">)</text:span></text:p>
          </draw:text-box>
        </draw:frame>
        <draw:frame draw:name="מציין מיקום של מספר שקופית 5" presentation:style-name="pr12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13" draw:text-style-name="P23" draw:layer="layout" svg:width="13.334cm" svg:height="16.044cm" svg:x="0.635cm" svg:y="2.752cm" presentation:class="outline" presentation:user-transformed="true">
          <draw:text-box>
            <text:p text:style-name="P34"><text:span text:style-name="T43">#include</text:span><text:span text:style-name="T44"> </text:span><text:span text:style-name="T45">&lt;cstdlib&gt;</text:span><text:span text:style-name="T44"> </text:span><text:span text:style-name="T44"><text:line-break/></text:span><text:span text:style-name="T43">class</text:span><text:span text:style-name="T44"> MyClass </text:span><text:span text:style-name="T44"><text:line-break/></text:span><text:span text:style-name="T44">{ </text:span><text:span text:style-name="T44"><text:line-break/></text:span><text:span text:style-name="T43">public</text:span><text:span text:style-name="T44">: </text:span><text:span text:style-name="T44"><text:line-break/></text:span><text:span text:style-name="T44">   MyClass(); <text:s/></text:span><text:span text:style-name="T46">// constructor </text:span><text:span text:style-name="T44"><text:line-break/></text:span><text:span text:style-name="T44">   ~MyClass(); </text:span><text:span text:style-name="T46">// destructor </text:span><text:span text:style-name="T46"><text:line-break/></text:span><text:span text:style-name="T43">private</text:span><text:span text:style-name="T44">: </text:span><text:span text:style-name="T44"><text:line-break/></text:span><text:span text:style-name="T44">   </text:span><text:span text:style-name="T43">char</text:span><text:span text:style-name="T44">* _mem; </text:span><text:span text:style-name="T44"><text:line-break/></text:span><text:span text:style-name="T44">}; </text:span><text:span text:style-name="T44"><text:line-break/></text:span><text:span text:style-name="T44">MyClass::MyClass() </text:span><text:span text:style-name="T44"><text:line-break/></text:span><text:span text:style-name="T44">{ </text:span><text:span text:style-name="T44"><text:line-break/></text:span><text:span text:style-name="T44">   _mem = new char[</text:span><text:span text:style-name="T47">1000]</text:span><text:span text:style-name="T44">; </text:span><text:span text:style-name="T44"><text:line-break/></text:span><text:span text:style-name="T44">} </text:span><text:span text:style-name="T44"><text:line-break/></text:span><text:span text:style-name="T44">MyClass::~MyClass() </text:span><text:span text:style-name="T44"><text:line-break/></text:span><text:span text:style-name="T44">{ </text:span><text:span text:style-name="T44"><text:line-break/></text:span><text:span text:style-name="T44"> <text:s text:c="2"/>delete[] _mem;</text:span><text:span text:style-name="T44"><text:line-break/></text:span><text:span text:style-name="T44">} </text:span></text:p>
          </draw:text-box>
        </draw:frame>
        <draw:frame draw:name="Rectangle 4" presentation:style-name="pr14" draw:text-style-name="P23" draw:layer="layout" svg:width="9.312cm" svg:height="15.451cm" svg:x="15.452cm" svg:y="2.752cm" presentation:class="outline" presentation:user-transformed="true">
          <draw:text-box>
            <text:p xml:id="id1" text:id="id1" text:style-name="P26"><text:span text:style-name="T48">int</text:span><text:span text:style-name="T49"> main() </text:span><text:span text:style-name="T49"><text:line-break/></text:span><text:span text:style-name="T49">{ </text:span><text:span text:style-name="T49"><text:line-break/></text:span><text:span text:style-name="T49">   MyClass a; </text:span><text:span text:style-name="T49"><text:line-break/></text:span><text:span text:style-name="T49">   </text:span><text:span text:style-name="T48">if</text:span><text:span text:style-name="T49">( ... ) </text:span><text:span text:style-name="T49"><text:line-break/></text:span><text:span text:style-name="T49">   { </text:span><text:span text:style-name="T49"><text:line-break/></text:span><text:span text:style-name="T49">      MyClass b; </text:span><text:span text:style-name="T49"><text:line-break/></text:span><text:span text:style-name="T49">       </text:span><text:span text:style-name="T49"><text:line-break/></text:span><text:span text:style-name="T49">   } </text:span><text:span text:style-name="T49"><text:line-break/></text:span><text:span text:style-name="T49">    </text:span><text:span text:style-name="T49"><text:line-break/></text:span><text:span text:style-name="T49">} </text:span></text:p>
          </draw:text-box>
        </draw:frame>
        <draw:custom-shape draw:name="AutoShape 5" draw:style-name="gr4" draw:text-style-name="P35" xml:id="id4" draw:id="id4" draw:layer="layout" svg:width="0.859cm" svg:height="0.674cm" svg:x="14.817cm" svg:y="12.449cm">
          <text:p text:style-name="P24"/>
          <draw:enhanced-geometry draw:mirror-horizontal="false" draw:mirror-vertical="false" svg:viewBox="0 0 0 0" draw:text-areas="0 ?f8 ?f12 ?f9" draw:type="ooxml-rightArrow" draw:modifiers="50000 31863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utoShape 6" draw:style-name="gr5" draw:text-style-name="P36" xml:id="id5" draw:id="id5" draw:layer="layout" svg:width="0.859cm" svg:height="0.674cm" svg:x="14.817cm" svg:y="15.2cm">
          <text:p text:style-name="P24"/>
          <draw:enhanced-geometry draw:mirror-horizontal="false" draw:mirror-vertical="false" svg:viewBox="0 0 0 0" draw:text-areas="0 ?f8 ?f12 ?f9" draw:type="ooxml-rightArrow" draw:modifiers="50000 31863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utoShape 7" draw:style-name="gr5" draw:text-style-name="P36" xml:id="id2" draw:id="id2" draw:layer="layout" svg:width="0.859cm" svg:height="0.674cm" svg:x="14.817cm" svg:y="5.927cm">
          <text:p text:style-name="P24"/>
          <draw:enhanced-geometry draw:mirror-horizontal="false" draw:mirror-vertical="false" svg:viewBox="0 0 0 0" draw:text-areas="0 ?f8 ?f12 ?f9" draw:type="ooxml-rightArrow" draw:modifiers="50000 31863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utoShape 8" draw:style-name="gr4" draw:text-style-name="P35" xml:id="id3" draw:id="id3" draw:layer="layout" svg:width="0.859cm" svg:height="0.674cm" svg:x="14.817cm" svg:y="9.948cm">
          <text:p text:style-name="P24"/>
          <draw:enhanced-geometry draw:mirror-horizontal="false" draw:mirror-vertical="false" svg:viewBox="0 0 0 0" draw:text-areas="0 ?f8 ?f12 ?f9" draw:type="ooxml-rightArrow" draw:modifiers="50000 31863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line draw:name="Line 9" draw:style-name="gr6" draw:text-style-name="P37" draw:layer="layout" svg:x1="14.605cm" svg:y1="3.175cm" svg:x2="14.64cm" svg:y2="17.877cm">
          <text:p/>
        </draw: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</anim:seq>
        </anim:par>
        <presentation:notes draw:style-name="dp3">
          <draw:page-thumbnail draw:style-name="gr2" draw:layer="layout" svg:width="14.212cm" svg:height="10.659cm" svg:x="2.753cm" svg:y="2.16cm" draw:page-number="12" presentation:class="page"/>
          <draw:frame presentation:style-name="pr1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שני_20_תכנים" presentation:presentation-page-layout-name="AL3T3">
        <office:forms form:automatic-focus="false" form:apply-design-mode="false"/>
        <draw:frame draw:name="Rectangle 2" presentation:style-name="pr11" draw:text-style-name="P2" draw:layer="layout" svg:width="24.129cm" svg:height="1.988cm" svg:x="0.635cm" svg:y="0.763cm" presentation:class="title" presentation:user-transformed="true">
          <draw:text-box>
            <text:p text:style-name="P17"><text:span text:style-name="T17">D</text:span><text:span text:style-name="T17">e</text:span><text:span text:style-name="T17">s</text:span><text:span text:style-name="T17">t</text:span><text:span text:style-name="T17">r</text:span><text:span text:style-name="T17">u</text:span><text:span text:style-name="T17">c</text:span><text:span text:style-name="T17">t</text:span><text:span text:style-name="T17">o</text:span><text:span text:style-name="T17">r</text:span><text:span text:style-name="T17">s </text:span><text:span text:style-name="T17">– </text:span><text:span text:style-name="T17">c</text:span><text:span text:style-name="T17">o</text:span><text:span text:style-name="T17">m</text:span><text:span text:style-name="T17">m</text:span><text:span text:style-name="T17">o</text:span><text:span text:style-name="T17">n </text:span><text:span text:style-name="T17">e</text:span><text:span text:style-name="T17">r</text:span><text:span text:style-name="T17">r</text:span><text:span text:style-name="T17">o</text:span><text:span text:style-name="T17">r</text:span><text:span text:style-name="T17">s</text:span><text:span text:style-name="T23"> </text:span><text:span text:style-name="T23">(f</text:span><text:span text:style-name="T23">ol</text:span><text:span text:style-name="T23">d</text:span><text:span text:style-name="T23">er </text:span><text:span text:style-name="T23">5)</text:span></text:p>
          </draw:text-box>
        </draw:frame>
        <draw:frame draw:name="מציין מיקום של מספר שקופית 5" presentation:style-name="pr12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style-name="gr7" draw:text-style-name="P38" draw:layer="layout" svg:width="22.098cm" svg:height="6.581cm" svg:x="1.27cm" svg:y="3.81cm">
          <draw:text-box>
            <text:p><text:span text:style-name="T50">1. Forgetting to write a destructor. </text:span></text:p>
            <text:p><text:span text:style-name="T50"><text:s text:c="4"/></text:span><text:span text:style-name="T50">Might cause a memory leak.</text:span></text:p>
            <text:p><text:span text:style-name="T50"/></text:p>
            <text:p><text:span text:style-name="T50">2. Calling a destructor twice.</text:span></text:p>
            <text:p><text:span text:style-name="T50"><text:s text:c="4"/></text:span><text:span text:style-name="T50">Possible reason - shallow copy.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13" presentation:class="page"/>
          <draw:frame presentation:style-name="pr1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 Interface" draw:style-name="dp4" draw:master-page-name="כותרת_20_ותוכן_5f_" presentation:presentation-page-layout-name="AL2T11">
        <draw:frame draw:name="כותרת 1" presentation:style-name="pr1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C</text:span><text:span text:style-name="T17"> </text:span><text:span text:style-name="T17">s</text:span><text:span text:style-name="T17">t</text:span><text:span text:style-name="T17">r</text:span><text:span text:style-name="T17">u</text:span><text:span text:style-name="T17">c</text:span><text:span text:style-name="T17">t </text:span><text:span text:style-name="T17">a</text:span><text:span text:style-name="T17">n</text:span><text:span text:style-name="T17">d</text:span><text:span text:style-name="T17"> </text:span><text:span text:style-name="T17">f</text:span><text:span text:style-name="T17">u</text:span><text:span text:style-name="T17">n</text:span><text:span text:style-name="T17">c</text:span><text:span text:style-name="T17">t</text:span><text:span text:style-name="T17">i</text:span><text:span text:style-name="T17">o</text:span><text:span text:style-name="T17">n</text:span><text:span text:style-name="T17">s</text:span></text:p>
          </draw:text-box>
        </draw:frame>
        <draw:frame draw:name="מציין מיקום של מספר שקופית 2" presentation:style-name="pr17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מציין מיקום תוכן 3" presentation:style-name="pr18" draw:text-style-name="P23" draw:layer="layout" svg:width="23.706cm" svg:height="15.874cm" svg:x="0.847cm" svg:y="2.54cm" presentation:class="outline" presentation:user-transformed="true">
          <draw:text-box>
            <text:p text:style-name="P26"><text:span text:style-name="T24">struct</text:span><text:span text:style-name="T25"> IntList; </text:span><text:span text:style-name="T25"><text:line-break/></text:span><text:span text:style-name="T24">typedef</text:span><text:span text:style-name="T25"> </text:span><text:span text:style-name="T24">struct</text:span><text:span text:style-name="T25"> IntList IntList; </text:span><text:span text:style-name="T25"><text:line-break/></text:span><text:span text:style-name="T25">IntList* intListNew(); </text:span><text:span text:style-name="T25"><text:line-break/></text:span><text:span text:style-name="T24">void</text:span><text:span text:style-name="T25"> intListFree( <text:s text:c="5"/>IntList* List ); </text:span><text:span text:style-name="T25"><text:line-break/></text:span><text:span text:style-name="T24">void</text:span><text:span text:style-name="T25"> intListPushFront( IntList* List, </text:span><text:span text:style-name="T24">int</text:span><text:span text:style-name="T25"> x); </text:span><text:span text:style-name="T25"><text:line-break/></text:span><text:span text:style-name="T24">void</text:span><text:span text:style-name="T25"> intListPushBack( <text:s/>IntList* List, </text:span><text:span text:style-name="T24">int</text:span><text:span text:style-name="T25"> x); </text:span><text:span text:style-name="T25"><text:line-break/></text:span><text:span text:style-name="T24">int </text:span><text:span text:style-name="T25"><text:s/>intListPopFront( <text:s/>IntList* List ); </text:span><text:span text:style-name="T25"><text:line-break/></text:span><text:span text:style-name="T24">int</text:span><text:span text:style-name="T25"> <text:s/>intListPopBack( <text:s text:c="2"/>IntList* List ); </text:span><text:span text:style-name="T25"><text:line-break/></text:span><text:span text:style-name="T24">int</text:span><text:span text:style-name="T25"> <text:s/>intListIsEmpty( <text:s text:c="2"/>IntList </text:span><text:span text:style-name="T24">const</text:span><text:span text:style-name="T25">* List); </text:span><text:span text:style-name="T51"><text:line-break/></text:span><text:span text:style-name="T51"/></text:p>
            <text:p text:style-name="P26"><text:span text:style-name="T24">typedef void</text:span><text:span text:style-name="T25"> (*funcInt)( </text:span><text:span text:style-name="T24">int</text:span><text:span text:style-name="T25"> x, </text:span><text:span text:style-name="T24">void</text:span><text:span text:style-name="T25">* Data ); </text:span><text:span text:style-name="T25"><text:line-break/></text:span><text:span text:style-name="T24">void</text:span><text:span text:style-name="T25"> intListMAPCAR( <text:s text:c="3"/>IntList* List,</text:span></text:p>
            <text:p text:style-name="P26"><text:span text:style-name="T25"><text:s text:c="22"/></text:span><text:span text:style-name="T25">funcInt Func, </text:span><text:span text:style-name="T24">void</text:span><text:span text:style-name="T25">* </text:span><text:span text:style-name="T25">Data ); </text:span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14" presentation:class="page"/>
          <draw:frame draw:name="מציין מיקום של הערות 2" presentation:style-name="pr19" draw:text-style-name="P6" draw:layer="layout" svg:width="14.463cm" svg:height="12.787cm" svg:x="2.628cm" svg:y="13.507cm" presentation:class="notes" presentation:user-transformed="true">
            <draw:text-box>
              <text:p text:style-name="P39"><text:span text:style-name="T52">P</text:span><text:span text:style-name="T52">r</text:span><text:span text:style-name="T52">e</text:span><text:span text:style-name="T52">l</text:span><text:span text:style-name="T52">u</text:span><text:span text:style-name="T52">d</text:span><text:span text:style-name="T52">e</text:span><text:span text:style-name="T52"> </text:span><text:span text:style-name="T52">t</text:span><text:span text:style-name="T52">o</text:span><text:span text:style-name="T52"> </text:span><text:span text:style-name="T52">s</text:span><text:span text:style-name="T52">l</text:span><text:span text:style-name="T52">i</text:span><text:span text:style-name="T52">d</text:span><text:span text:style-name="T52">e</text:span><text:span text:style-name="T52"> </text:span><text:span text:style-name="T52">m</text:span><text:span text:style-name="T52">a</text:span><text:span text:style-name="T52">l</text:span><text:span text:style-name="T52">l</text:span><text:span text:style-name="T52">o</text:span><text:span text:style-name="T52">c</text:span><text:span text:style-name="T52">/</text:span><text:span text:style-name="T52">f</text:span><text:span text:style-name="T52">r</text:span><text:span text:style-name="T52">e</text:span><text:span text:style-name="T52">e</text:span><text:span text:style-name="T52"> </text:span><text:span text:style-name="T52">v</text:span><text:span text:style-name="T52">s</text:span><text:span text:style-name="T52">.</text:span><text:span text:style-name="T52"> </text:span><text:span text:style-name="T52">n</text:span><text:span text:style-name="T52">e</text:span><text:span text:style-name="T52">w</text:span><text:span text:style-name="T52">/</text:span><text:span text:style-name="T52">d</text:span><text:span text:style-name="T52">e</text:span><text:span text:style-name="T52">l</text:span><text:span text:style-name="T52">e</text:span><text:span text:style-name="T52">t</text:span><text:span text:style-name="T52">e</text:span><text:span text:style-name="T52">,</text:span><text:span text:style-name="T52"> </text:span></text:p>
              <text:p text:style-name="P39"><text:span text:style-name="T52">B</text:span><text:span text:style-name="T52">U</text:span><text:span text:style-name="T52">T</text:span><text:span text:style-name="T52"> </text:span><text:span text:style-name="T52">–</text:span><text:span text:style-name="T52"> </text:span><text:span text:style-name="T52">a</text:span><text:span text:style-name="T52">l</text:span><text:span text:style-name="T52">s</text:span><text:span text:style-name="T52">o</text:span><text:span text:style-name="T52"> </text:span><text:span text:style-name="T52">a</text:span><text:span text:style-name="T52"> </text:span><text:span text:style-name="T52">c</text:span><text:span text:style-name="T52">h</text:span><text:span text:style-name="T52">a</text:span><text:span text:style-name="T52">n</text:span><text:span text:style-name="T52">c</text:span><text:span text:style-name="T52">e</text:span><text:span text:style-name="T52"> </text:span><text:span text:style-name="T52">t</text:span><text:span text:style-name="T52">o</text:span><text:span text:style-name="T52"> </text:span><text:span text:style-name="T52">c</text:span><text:span text:style-name="T52">o</text:span><text:span text:style-name="T52">m</text:span><text:span text:style-name="T52">p</text:span><text:span text:style-name="T52">a</text:span><text:span text:style-name="T52">r</text:span><text:span text:style-name="T52">e</text:span><text:span text:style-name="T52"> </text:span><text:span text:style-name="T52">c</text:span><text:span text:style-name="T52"> </text:span><text:span text:style-name="T52">s</text:span><text:span text:style-name="T52">t</text:span><text:span text:style-name="T52">y</text:span><text:span text:style-name="T52">l</text:span><text:span text:style-name="T52">e</text:span><text:span text:style-name="T52"> </text:span><text:span text:style-name="T52">i</text:span><text:span text:style-name="T52">n</text:span><text:span text:style-name="T52">t</text:span><text:span text:style-name="T52">e</text:span><text:span text:style-name="T52">r</text:span><text:span text:style-name="T52">f</text:span><text:span text:style-name="T52">a</text:span><text:span text:style-name="T52">c</text:span><text:span text:style-name="T52">e</text:span><text:span text:style-name="T52"> </text:span><text:span text:style-name="T52">w</text:span><text:span text:style-name="T52">i</text:span><text:span text:style-name="T52">t</text:span><text:span text:style-name="T52">h</text:span><text:span text:style-name="T52"> </text:span><text:span text:style-name="T52">c</text:span><text:span text:style-name="T52">+</text:span><text:span text:style-name="T52">+</text:span></text:p>
            </draw:text-box>
          </draw:frame>
          <draw:frame draw:name="מציין מיקום של מספר שקופית 3" presentation:style-name="pr20" draw:text-style-name="P28" draw:layer="layout" svg:width="8.545cm" svg:height="1.419cm" svg:x="11.174cm" svg:y="27.01cm" presentation:class="page-number" presentation:user-transformed="true">
            <draw:text-box>
              <text:p text:style-name="P27"><text:span text:style-name="T37"><text:page-number>&lt;number&gt;</text:page-number></text:span></text:p>
            </draw:text-box>
          </draw:frame>
        </presentation:notes>
      </draw:page>
      <draw:page draw:name="C++ Class" draw:style-name="dp4" draw:master-page-name="כותרת_20_ותוכן" presentation:presentation-page-layout-name="AL2T11"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C</text:span><text:span text:style-name="T17">+</text:span><text:span text:style-name="T17">+</text:span><text:span text:style-name="T17"> </text:span><text:span text:style-name="T17">C</text:span><text:span text:style-name="T17">l</text:span><text:span text:style-name="T17">a</text:span><text:span text:style-name="T17">s</text:span><text:span text:style-name="T17">s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12.065cm" svg:height="15.662cm" svg:x="0.635cm" svg:y="2.752cm" presentation:class="outline" presentation:user-transformed="true">
          <draw:text-box>
            <text:p text:style-name="P26"><text:span text:style-name="T53">In header file:</text:span></text:p>
            <text:p text:style-name="P26"><text:span text:style-name="T24">class</text:span><text:span text:style-name="T25"> IntList </text:span><text:span text:style-name="T25"><text:line-break/></text:span><text:span text:style-name="T25">{ </text:span><text:span text:style-name="T25"><text:line-break/></text:span><text:span text:style-name="T24">public</text:span><text:span text:style-name="T25">: </text:span><text:span text:style-name="T25"><text:line-break/></text:span><text:span text:style-name="T25">  IntList(); </text:span><text:span text:style-name="T25"><text:line-break/></text:span><text:span text:style-name="T25">  ~IntList(); </text:span><text:span text:style-name="T25"><text:line-break/></text:span><text:span text:style-name="T25">  </text:span><text:span text:style-name="T24">void</text:span><text:span text:style-name="T25"> pushFront(</text:span><text:span text:style-name="T24">int </text:span><text:span text:style-name="T25">x); </text:span><text:span text:style-name="T25"><text:line-break/></text:span><text:span text:style-name="T25">  </text:span><text:span text:style-name="T24">void</text:span><text:span text:style-name="T25"> pushBack(</text:span><text:span text:style-name="T24">int</text:span><text:span text:style-name="T25"> x); </text:span><text:span text:style-name="T25"><text:line-break/></text:span><text:span text:style-name="T25">  </text:span><text:span text:style-name="T24">int</text:span><text:span text:style-name="T25"> popFront(); </text:span><text:span text:style-name="T25"><text:line-break/></text:span><text:span text:style-name="T25">  </text:span><text:span text:style-name="T24">int</text:span><text:span text:style-name="T25"> popBack(); </text:span><text:span text:style-name="T25"><text:line-break/></text:span><text:span text:style-name="T25">  </text:span><text:span text:style-name="T24">bool</text:span><text:span text:style-name="T25"> isEmpty() </text:span><text:span text:style-name="T24">const</text:span><text:span text:style-name="T25">; </text:span></text:p>
          </draw:text-box>
        </draw:frame>
        <draw:frame draw:style-name="gr8" draw:text-style-name="P40" draw:layer="layout" svg:width="11.022cm" svg:height="15.442cm" svg:x="13.362cm" svg:y="2.592cm">
          <draw:text-box>
            <text:p text:style-name="P26"><text:span text:style-name="T24">p</text:span><text:span text:style-name="T24">r</text:span><text:span text:style-name="T24">i</text:span><text:span text:style-name="T24">v</text:span><text:span text:style-name="T24">a</text:span><text:span text:style-name="T24">t</text:span><text:span text:style-name="T24">e</text:span><text:span text:style-name="T25">:</text:span><text:span text:style-name="T25"> </text:span><text:span text:style-name="T25"><text:line-break/></text:span><text:span text:style-name="T25"> </text:span><text:span text:style-name="T25"> </text:span><text:span text:style-name="T24">s</text:span><text:span text:style-name="T24">t</text:span><text:span text:style-name="T24">r</text:span><text:span text:style-name="T24">u</text:span><text:span text:style-name="T24">c</text:span><text:span text:style-name="T24">t</text:span><text:span text:style-name="T25"> </text:span><text:span text:style-name="T25">N</text:span><text:span text:style-name="T25">o</text:span><text:span text:style-name="T25">d</text:span><text:span text:style-name="T25">e</text:span><text:span text:style-name="T25"> </text:span><text:span text:style-name="T25"><text:line-break/></text:span><text:span text:style-name="T25"> </text:span><text:span text:style-name="T25"> </text:span><text:span text:style-name="T25">{</text:span><text:span text:style-name="T25"> </text:span><text:span text:style-name="T25"><text:line-break/></text:span><text:span text:style-name="T25"> </text:span><text:span text:style-name="T25"> </text:span><text:span text:style-name="T25"> </text:span><text:span text:style-name="T25"> </text:span><text:span text:style-name="T25"> </text:span><text:span text:style-name="T25"> </text:span><text:span text:style-name="T24">i</text:span><text:span text:style-name="T24">n</text:span><text:span text:style-name="T24">t</text:span><text:span text:style-name="T25"> </text:span><text:span text:style-name="T25">v</text:span><text:span text:style-name="T25">a</text:span><text:span text:style-name="T25">l</text:span><text:span text:style-name="T25">u</text:span><text:span text:style-name="T25">e</text:span><text:span text:style-name="T25">;</text:span><text:span text:style-name="T25"> </text:span><text:span text:style-name="T25"><text:line-break/></text:span><text:span text:style-name="T25"> </text:span><text:span text:style-name="T25"> </text:span><text:span text:style-name="T25"> </text:span><text:span text:style-name="T25"> </text:span><text:span text:style-name="T25"> </text:span><text:span text:style-name="T25"> </text:span><text:span text:style-name="T25">N</text:span><text:span text:style-name="T25">o</text:span><text:span text:style-name="T25">d</text:span><text:span text:style-name="T25">e</text:span><text:span text:style-name="T25"> </text:span><text:span text:style-name="T25">*</text:span><text:span text:style-name="T25">n</text:span><text:span text:style-name="T25">e</text:span><text:span text:style-name="T25">x</text:span><text:span text:style-name="T25">t</text:span><text:span text:style-name="T25">;</text:span><text:span text:style-name="T25"> </text:span><text:span text:style-name="T25"><text:line-break/></text:span><text:span text:style-name="T25"> </text:span><text:span text:style-name="T25"> </text:span><text:span text:style-name="T25"> </text:span><text:span text:style-name="T25"> </text:span><text:span text:style-name="T25"> </text:span><text:span text:style-name="T25"> </text:span><text:span text:style-name="T25">N</text:span><text:span text:style-name="T25">o</text:span><text:span text:style-name="T25">d</text:span><text:span text:style-name="T25">e</text:span><text:span text:style-name="T25"> </text:span><text:span text:style-name="T25">*</text:span><text:span text:style-name="T25">p</text:span><text:span text:style-name="T25">r</text:span><text:span text:style-name="T25">e</text:span><text:span text:style-name="T25">v</text:span><text:span text:style-name="T25">;</text:span><text:span text:style-name="T25"> </text:span><text:span text:style-name="T25"><text:line-break/></text:span><text:span text:style-name="T25"> </text:span><text:span text:style-name="T25"> </text:span><text:span text:style-name="T25">}</text:span><text:span text:style-name="T25">;</text:span><text:span text:style-name="T25"> </text:span><text:span text:style-name="T25"><text:line-break/></text:span><text:span text:style-name="T25"> </text:span><text:span text:style-name="T25"> </text:span><text:span text:style-name="T25">N</text:span><text:span text:style-name="T25">o</text:span><text:span text:style-name="T25">d</text:span><text:span text:style-name="T25">e</text:span><text:span text:style-name="T25">*</text:span><text:span text:style-name="T25"> </text:span><text:span text:style-name="T25">m</text:span><text:span text:style-name="T25">_</text:span><text:span text:style-name="T25">s</text:span><text:span text:style-name="T25">t</text:span><text:span text:style-name="T25">a</text:span><text:span text:style-name="T25">r</text:span><text:span text:style-name="T25">t</text:span><text:span text:style-name="T25">;</text:span><text:span text:style-name="T25"> </text:span><text:span text:style-name="T25"><text:line-break/></text:span><text:span text:style-name="T25"> </text:span><text:span text:style-name="T25"> </text:span><text:span text:style-name="T25">N</text:span><text:span text:style-name="T25">o</text:span><text:span text:style-name="T25">d</text:span><text:span text:style-name="T25">e</text:span><text:span text:style-name="T25">*</text:span><text:span text:style-name="T25"> </text:span><text:span text:style-name="T25">m</text:span><text:span text:style-name="T25">_</text:span><text:span text:style-name="T25">e</text:span><text:span text:style-name="T25">n</text:span><text:span text:style-name="T25">d</text:span><text:span text:style-name="T25">;</text:span><text:span text:style-name="T25"> </text:span><text:span text:style-name="T25"><text:line-break/></text:span><text:span text:style-name="T25">}</text:span><text:span text:style-name="T25">;</text:span><text:span text:style-name="T25"> </text:span><text:span text:style-name="T25"><text:line-break/></text:span><text:span text:style-name="T25"/></text:p>
            <text:p text:style-name="P26"><text:span text:style-name="T25"><text:line-break/></text:span><text:span text:style-name="T25"/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15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user-transformed="true">
            <draw:text-box>
              <text:p text:style-name="P39"><text:span text:style-name="T52">P</text:span><text:span text:style-name="T52">R</text:span><text:span text:style-name="T52">O</text:span><text:span text:style-name="T52">S</text:span><text:span text:style-name="T52"> </text:span><text:span text:style-name="T52">a</text:span><text:span text:style-name="T52">n</text:span><text:span text:style-name="T52">d</text:span><text:span text:style-name="T52"> </text:span><text:span text:style-name="T52">C</text:span><text:span text:style-name="T52">O</text:span><text:span text:style-name="T52">N</text:span><text:span text:style-name="T52">S</text:span><text:span text:style-name="T52">:</text:span></text:p>
              <text:p text:style-name="P39"><text:span text:style-name="T52">M</text:span><text:span text:style-name="T52">o</text:span><text:span text:style-name="T52">r</text:span><text:span text:style-name="T52">e</text:span><text:span text:style-name="T52"> </text:span><text:span text:style-name="T52">s</text:span><text:span text:style-name="T52">t</text:span><text:span text:style-name="T52">r</text:span><text:span text:style-name="T52">u</text:span><text:span text:style-name="T52">c</text:span><text:span text:style-name="T52">t</text:span><text:span text:style-name="T52">u</text:span><text:span text:style-name="T52">r</text:span><text:span text:style-name="T52">e</text:span><text:span text:style-name="T52">d</text:span><text:span text:style-name="T52">,</text:span><text:span text:style-name="T52"> </text:span><text:span text:style-name="T52">"</text:span><text:span text:style-name="T52">O</text:span><text:span text:style-name="T52">O</text:span><text:span text:style-name="T52">"</text:span></text:p>
              <text:p text:style-name="P39"><text:span text:style-name="T52">R</text:span><text:span text:style-name="T52">e</text:span><text:span text:style-name="T52">v</text:span><text:span text:style-name="T52">e</text:span><text:span text:style-name="T52">a</text:span><text:span text:style-name="T52">l</text:span><text:span text:style-name="T52">s</text:span><text:span text:style-name="T52"> </text:span><text:span text:style-name="T52">t</text:span><text:span text:style-name="T52">h</text:span><text:span text:style-name="T52">e</text:span><text:span text:style-name="T52"> </text:span><text:span text:style-name="T52">p</text:span><text:span text:style-name="T52">r</text:span><text:span text:style-name="T52">i</text:span><text:span text:style-name="T52">v</text:span><text:span text:style-name="T52">a</text:span><text:span text:style-name="T52">t</text:span><text:span text:style-name="T52">e</text:span><text:span text:style-name="T52"> </text:span><text:span text:style-name="T52">i</text:span><text:span text:style-name="T52">m</text:span><text:span text:style-name="T52">p</text:span><text:span text:style-name="T52">l</text:span><text:span text:style-name="T52">e</text:span><text:span text:style-name="T52">m</text:span><text:span text:style-name="T52">e</text:span><text:span text:style-name="T52">n</text:span><text:span text:style-name="T52">t</text:span><text:span text:style-name="T52">a</text:span><text:span text:style-name="T52">t</text:span><text:span text:style-name="T52">i</text:span><text:span text:style-name="T52">o</text:span><text:span text:style-name="T52">n</text:span><text:span text:style-name="T52">!</text:span><text:span text:style-name="T52">!</text:span><text:span text:style-name="T52">!</text:span><text:span text:style-name="T52">!</text:span></text:p>
              <text:p text:style-name="P39"><text:span text:style-name="T52">I</text:span><text:span text:style-name="T52">t</text:span><text:span text:style-name="T52"> </text:span><text:span text:style-name="T52">i</text:span><text:span text:style-name="T52">s</text:span><text:span text:style-name="T52"> </text:span><text:span text:style-name="T52">p</text:span><text:span text:style-name="T52">r</text:span><text:span text:style-name="T52">o</text:span><text:span text:style-name="T52">t</text:span><text:span text:style-name="T52">e</text:span><text:span text:style-name="T52">c</text:span><text:span text:style-name="T52">t</text:span><text:span text:style-name="T52">e</text:span><text:span text:style-name="T52">d</text:span><text:span text:style-name="T52"> </text:span><text:span text:style-name="T52">f</text:span><text:span text:style-name="T52">r</text:span><text:span text:style-name="T52">o</text:span><text:span text:style-name="T52">m</text:span><text:span text:style-name="T52"> </text:span><text:span text:style-name="T52">c</text:span><text:span text:style-name="T52">h</text:span><text:span text:style-name="T52">a</text:span><text:span text:style-name="T52">n</text:span><text:span text:style-name="T52">g</text:span><text:span text:style-name="T52">e</text:span><text:span text:style-name="T52">,</text:span><text:span text:style-name="T52"> </text:span><text:span text:style-name="T52">b</text:span><text:span text:style-name="T52">u</text:span><text:span text:style-name="T52">t</text:span><text:span text:style-name="T52"> </text:span><text:span text:style-name="T52">i</text:span><text:span text:style-name="T52">f</text:span><text:span text:style-name="T52"> </text:span><text:span text:style-name="T52">y</text:span><text:span text:style-name="T52">o</text:span><text:span text:style-name="T52">u</text:span><text:span text:style-name="T52"> </text:span><text:span text:style-name="T52">w</text:span><text:span text:style-name="T52">a</text:span><text:span text:style-name="T52">n</text:span><text:span text:style-name="T52">t</text:span><text:span text:style-name="T52"> </text:span><text:span text:style-name="T52">t</text:span><text:span text:style-name="T52">o</text:span><text:span text:style-name="T52"> </text:span><text:span text:style-name="T52">c</text:span><text:span text:style-name="T52">h</text:span><text:span text:style-name="T52">a</text:span><text:span text:style-name="T52">n</text:span><text:span text:style-name="T52">g</text:span><text:span text:style-name="T52">e</text:span><text:span text:style-name="T52"> </text:span><text:span text:style-name="T52">t</text:span><text:span text:style-name="T52">h</text:span><text:span text:style-name="T52">e</text:span><text:span text:style-name="T52"> </text:span><text:span text:style-name="T52">i</text:span><text:span text:style-name="T52">m</text:span><text:span text:style-name="T52">p</text:span><text:span text:style-name="T52">l</text:span><text:span text:style-name="T52">e</text:span><text:span text:style-name="T52">m</text:span><text:span text:style-name="T52">e</text:span><text:span text:style-name="T52">n</text:span><text:span text:style-name="T52">t</text:span><text:span text:style-name="T52">a</text:span><text:span text:style-name="T52">t</text:span><text:span text:style-name="T52">i</text:span><text:span text:style-name="T52">o</text:span><text:span text:style-name="T52">n</text:span><text:span text:style-name="T52"> </text:span><text:span text:style-name="T52">y</text:span><text:span text:style-name="T52">o</text:span><text:span text:style-name="T52">u</text:span><text:span text:style-name="T52"> </text:span><text:span text:style-name="T52">m</text:span><text:span text:style-name="T52">u</text:span><text:span text:style-name="T52">s</text:span><text:span text:style-name="T52">t</text:span><text:span text:style-name="T52"> </text:span><text:span text:style-name="T52">c</text:span><text:span text:style-name="T52">h</text:span><text:span text:style-name="T52">a</text:span><text:span text:style-name="T52">n</text:span><text:span text:style-name="T52">g</text:span><text:span text:style-name="T52">e</text:span><text:span text:style-name="T52"> </text:span><text:span text:style-name="T52">t</text:span><text:span text:style-name="T52">h</text:span><text:span text:style-name="T52">e</text:span><text:span text:style-name="T52"> </text:span><text:span text:style-name="T52">h</text:span><text:span text:style-name="T52">e</text:span><text:span text:style-name="T52">a</text:span><text:span text:style-name="T52">d</text:span><text:span text:style-name="T52">e</text:span><text:span text:style-name="T52">r</text:span><text:span text:style-name="T52"> </text:span><text:span text:style-name="T52">f</text:span><text:span text:style-name="T52">i</text:span><text:span text:style-name="T52">l</text:span><text:span text:style-name="T52">e</text:span><text:span text:style-name="T52">.</text:span></text:p>
              <text:p text:style-name="P39"><text:span text:style-name="T52"/></text:p>
            </draw:text-box>
          </draw:frame>
          <draw:frame draw:name="מציין מיקום של מספר שקופית 3" presentation:style-name="pr9" draw:text-style-name="P28" draw:layer="layout" svg:width="8.545cm" svg:height="1.419cm" svg:x="11.174cm" svg:y="27.01cm" presentation:class="page-number" presentation:user-transformed="true">
            <draw:text-box>
              <text:p text:style-name="P27"><text:span text:style-name="T37"><text:page-number>&lt;number&gt;</text:page-number></text:span></text:p>
            </draw:text-box>
          </draw:frame>
        </presentation:notes>
      </draw:page>
      <draw:page draw:name="Classes &amp; Memory allocation" draw:style-name="dp4" draw:master-page-name="שני_20_תכנים" presentation:presentation-page-layout-name="AL3T3">
        <draw:frame draw:name="Rectangle 2" presentation:style-name="pr11" draw:text-style-name="P2" draw:layer="layout" svg:width="24.129cm" svg:height="1.988cm" svg:x="0.635cm" svg:y="0.763cm" presentation:class="title" presentation:user-transformed="true">
          <draw:text-box>
            <text:p text:style-name="P17"><text:span text:style-name="T17">C</text:span><text:span text:style-name="T17">l</text:span><text:span text:style-name="T17">a</text:span><text:span text:style-name="T17">s</text:span><text:span text:style-name="T17">s</text:span><text:span text:style-name="T17">e</text:span><text:span text:style-name="T17">s</text:span><text:span text:style-name="T17"> </text:span><text:span text:style-name="T17">&amp;</text:span><text:span text:style-name="T17"> </text:span><text:span text:style-name="T17">M</text:span><text:span text:style-name="T17">e</text:span><text:span text:style-name="T17">m</text:span><text:span text:style-name="T17">o</text:span><text:span text:style-name="T17">r</text:span><text:span text:style-name="T17">y</text:span><text:span text:style-name="T17"> </text:span><text:span text:style-name="T17">a</text:span><text:span text:style-name="T17">l</text:span><text:span text:style-name="T17">l</text:span><text:span text:style-name="T17">o</text:span><text:span text:style-name="T17">c</text:span><text:span text:style-name="T17">a</text:span><text:span text:style-name="T17">t</text:span><text:span text:style-name="T17">i</text:span><text:span text:style-name="T17">o</text:span><text:span text:style-name="T17">n</text:span></text:p>
          </draw:text-box>
        </draw:frame>
        <draw:frame draw:name="מציין מיקום של מספר שקופית 5" presentation:style-name="pr12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14" draw:text-style-name="P23" draw:layer="layout" svg:width="24.129cm" svg:height="15.662cm" svg:x="0.635cm" svg:y="2.752cm" presentation:class="outline" presentation:user-transformed="true">
          <draw:text-box>
            <text:p text:style-name="P20"><text:span text:style-name="T54">Consider this C++ code</text:span></text:p>
            <text:p text:style-name="P20"><text:span text:style-name="T54"/></text:p>
            <text:p text:style-name="P26"><text:span text:style-name="T55">main() </text:span><text:span text:style-name="T55"><text:line-break/></text:span><text:span text:style-name="T55">{ </text:span><text:span text:style-name="T55"><text:line-break/></text:span><text:span text:style-name="T55">   IntList L; </text:span><text:span text:style-name="T55"><text:line-break/></text:span><text:span text:style-name="T55">   … </text:span><text:span text:style-name="T55"><text:line-break/></text:span><text:span text:style-name="T55">} </text:span><text:span text:style-name="T49"><text:line-break/></text:span><text:span text:style-name="T49"/></text:p>
            <text:p text:style-name="P20"><text:span text:style-name="T54">What is the difference?</text:span></text:p>
          </draw:text-box>
        </draw:frame>
        <draw:frame draw:name="Rectangle 4" presentation:style-name="pr13" draw:text-style-name="P23" draw:layer="layout" svg:width="11.684cm" svg:height="15.662cm" svg:x="13.208cm" svg:y="2.88cm" presentation:class="outline" presentation:user-transformed="true">
          <draw:text-box>
            <text:p text:style-name="P20"><text:span text:style-name="T56">Compare to C style:</text:span></text:p>
            <text:p text:style-name="P26"><text:span text:style-name="T31">main() </text:span><text:span text:style-name="T31"><text:line-break/></text:span><text:span text:style-name="T31">{ </text:span><text:span text:style-name="T31"><text:line-break/></text:span><text:span text:style-name="T31">   IntList* L = <text:s text:c="2"/></text:span></text:p>
            <text:p text:style-name="P26"><text:span text:style-name="T31"><text:s text:c="3"/></text:span><text:span text:style-name="T31">intListNew()</text:span></text:p>
            <text:p text:style-name="P26"><text:span text:style-name="T31"><text:s text:c="3"/>…</text:span></text:p>
            <text:p text:style-name="P26"><text:span text:style-name="T31"><text:s text:c="3"/></text:span><text:span text:style-name="T31">intListFree(L)</text:span><text:span text:style-name="T31"><text:line-break/></text:span><text:span text:style-name="T31">} </text:span><text:span text:style-name="T31"><text:line-break/></text:span><text:span text:style-name="T25"><text:line-break/></text:span><text:span text:style-name="T25"/></text:p>
            <text:p text:style-name="P26"><text:span text:style-name="T25"><text:line-break/></text:span><text:span text:style-name="T25"/></text:p>
          </draw:text-box>
        </draw:frame>
        <presentation:notes draw:style-name="dp3">
          <draw:page-thumbnail draw:style-name="gr2" draw:layer="layout" svg:width="14.212cm" svg:height="10.659cm" svg:x="2.753cm" svg:y="2.16cm" draw:page-number="16" presentation:class="page"/>
          <draw:frame presentation:style-name="pr1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asses &amp; Memory allocation" draw:style-name="dp1" draw:master-page-name="כותרת_20_ותוכן" presentation:presentation-page-layout-name="AL2T11"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M</text:span><text:span text:style-name="T17">e</text:span><text:span text:style-name="T17">m</text:span><text:span text:style-name="T17">o</text:span><text:span text:style-name="T17">r</text:span><text:span text:style-name="T17">y</text:span><text:span text:style-name="T17"> </text:span><text:span text:style-name="T17">a</text:span><text:span text:style-name="T17">l</text:span><text:span text:style-name="T17">l</text:span><text:span text:style-name="T17">o</text:span><text:span text:style-name="T17">c</text:span><text:span text:style-name="T17">a</text:span><text:span text:style-name="T17">t</text:span><text:span text:style-name="T17">i</text:span><text:span text:style-name="T17">o</text:span><text:span text:style-name="T17">n</text:span><text:span text:style-name="T17"> </text:span><text:span text:style-name="T17">i</text:span><text:span text:style-name="T17">n</text:span><text:span text:style-name="T17"> </text:span><text:span text:style-name="T57">C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21" draw:text-style-name="P23" draw:layer="layout" svg:width="24.129cm" svg:height="15.662cm" svg:x="0.635cm" svg:y="2.752cm" presentation:class="outline" presentation:user-transformed="true">
          <draw:text-box>
            <text:p text:style-name="P26"><text:span text:style-name="T55">IntList* L = (IntList*)malloc(</text:span><text:span text:style-name="T58">sizeof</text:span><text:span text:style-name="T55">(IntList)); </text:span></text:p>
            <text:p text:style-name="P26"><text:span text:style-name="T42">Does not call constructor!</text:span></text:p>
            <text:p text:style-name="P20"><text:span text:style-name="T42">Internal data members are not initialized</text:span></text:p>
            <text:p text:style-name="P20"><text:span text:style-name="T42"/></text:p>
            <text:p xml:id="id6" text:id="id6" text:style-name="P26"><text:span text:style-name="T55">free(L); </text:span><text:span text:style-name="T55"><text:line-break/></text:span><text:span text:style-name="T42">Does not call destructor!</text:span></text:p>
            <text:p xml:id="id7" text:id="id7" text:style-name="P20"><text:span text:style-name="T42">Internal data members are not freed</text:span></text:p>
            <text:p text:style-name="P20"><text:span text:style-name="T42"/></text:p>
            <text:p text:style-name="P20"><text:span text:style-name="T42"/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17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user-transformed="true">
            <draw:text-box>
              <text:p text:style-name="P39"><text:span text:style-name="T52">W</text:span><text:span text:style-name="T52">h</text:span><text:span text:style-name="T52">a</text:span><text:span text:style-name="T52">t</text:span><text:span text:style-name="T52"> </text:span><text:span text:style-name="T52">s</text:span><text:span text:style-name="T52">h</text:span><text:span text:style-name="T52">o</text:span><text:span text:style-name="T52">u</text:span><text:span text:style-name="T52">l</text:span><text:span text:style-name="T52">d</text:span><text:span text:style-name="T52"> </text:span><text:span text:style-name="T52">w</text:span><text:span text:style-name="T52">e</text:span><text:span text:style-name="T52"> </text:span><text:span text:style-name="T52">d</text:span><text:span text:style-name="T52">o</text:span><text:span text:style-name="T52">?</text:span><text:span text:style-name="T52"> </text:span></text:p>
              <text:p text:style-name="P39"><text:span text:style-name="T52">c</text:span><text:span text:style-name="T52">r</text:span><text:span text:style-name="T52">e</text:span><text:span text:style-name="T52">a</text:span><text:span text:style-name="T52">t</text:span><text:span text:style-name="T52">e</text:span><text:span text:style-name="T52">O</text:span><text:span text:style-name="T52">b</text:span><text:span text:style-name="T52">j</text:span><text:span text:style-name="T52"> </text:span><text:span text:style-name="T52">a</text:span><text:span text:style-name="T52">n</text:span><text:span text:style-name="T52">d</text:span><text:span text:style-name="T52"> </text:span><text:span text:style-name="T52">f</text:span><text:span text:style-name="T52">r</text:span><text:span text:style-name="T52">e</text:span><text:span text:style-name="T52">e</text:span><text:span text:style-name="T52">O</text:span><text:span text:style-name="T52">b</text:span><text:span text:style-name="T52">j</text:span><text:span text:style-name="T52"> </text:span><text:span text:style-name="T52">f</text:span><text:span text:style-name="T52">u</text:span><text:span text:style-name="T52">n</text:span><text:span text:style-name="T52">c</text:span><text:span text:style-name="T52">t</text:span><text:span text:style-name="T52">i</text:span><text:span text:style-name="T52">o</text:span><text:span text:style-name="T52">n</text:span><text:span text:style-name="T52">s</text:span></text:p>
            </draw:text-box>
          </draw:frame>
          <draw:frame draw:name="מציין מיקום של מספר שקופית 3" presentation:style-name="pr9" draw:text-style-name="P28" draw:layer="layout" svg:width="8.545cm" svg:height="1.419cm" svg:x="11.174cm" svg:y="27.01cm" presentation:class="page-number" presentation:user-transformed="true">
            <draw:text-box>
              <text:p text:style-name="P27"><text:span text:style-name="T37"><text:page-number>&lt;number&gt;</text:page-number></text:span></text:p>
            </draw:text-box>
          </draw:frame>
        </presentation:notes>
      </draw:page>
      <draw:page draw:name="new &amp; delete" draw:style-name="dp1" draw:master-page-name="כותרת_20_ותוכן" presentation:presentation-page-layout-name="AL2T11"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M</text:span><text:span text:style-name="T17">e</text:span><text:span text:style-name="T17">m</text:span><text:span text:style-name="T17">o</text:span><text:span text:style-name="T17">r</text:span><text:span text:style-name="T17">y</text:span><text:span text:style-name="T17"> </text:span><text:span text:style-name="T17">a</text:span><text:span text:style-name="T17">l</text:span><text:span text:style-name="T17">l</text:span><text:span text:style-name="T17">o</text:span><text:span text:style-name="T17">c</text:span><text:span text:style-name="T17">a</text:span><text:span text:style-name="T17">t</text:span><text:span text:style-name="T17">i</text:span><text:span text:style-name="T17">o</text:span><text:span text:style-name="T17">n</text:span><text:span text:style-name="T17"> </text:span><text:span text:style-name="T17">i</text:span><text:span text:style-name="T17">n</text:span><text:span text:style-name="T17"> </text:span><text:span text:style-name="T59">C</text:span><text:span text:style-name="T59">+</text:span><text:span text:style-name="T59">+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21" draw:text-style-name="P23" draw:layer="layout" svg:width="24.129cm" svg:height="15.662cm" svg:x="0.635cm" svg:y="2.752cm" presentation:class="outline" presentation:user-transformed="true">
          <draw:text-box>
            <text:p text:style-name="P20"><text:span text:style-name="T42">Special operators:</text:span></text:p>
            <text:p text:style-name="P20"><text:span text:style-name="T42"/></text:p>
            <text:p text:style-name="P26"><text:span text:style-name="T55">IntList *L = </text:span><text:span text:style-name="T58">new</text:span><text:span text:style-name="T55"> IntList; </text:span></text:p>
            <text:list text:style-name="L4">
              <text:list-item>
                <text:p text:style-name="P26"><text:span text:style-name="T42">Allocate memory</text:span></text:p>
              </text:list-item>
              <text:list-item>
                <text:p text:style-name="P26"><text:span text:style-name="T42">Call constructor</text:span></text:p>
              </text:list-item>
            </text:list>
            <text:p text:style-name="P20"><text:span text:style-name="T42"/></text:p>
            <text:p text:style-name="P26"><text:span text:style-name="T58">delete</text:span><text:span text:style-name="T55"> L;</text:span></text:p>
            <text:list text:style-name="L5">
              <text:list-item>
                <text:p text:style-name="P26"><text:span text:style-name="T60"><text:s/></text:span><text:span text:style-name="T60">Call destructor</text:span></text:p>
              </text:list-item>
              <text:list-item>
                <text:p text:style-name="P20"><text:span text:style-name="T60"><text:s/></text:span><text:span text:style-name="T60">Free memory</text:span></text:p>
              </text:list-item>
            </text:list>
            <text:p text:style-name="P20"><text:span text:style-name="T42"/></text:p>
            <text:p text:style-name="P20"><text:span text:style-name="T42"/></text:p>
          </draw:text-box>
        </draw:frame>
        <presentation:notes draw:style-name="dp3">
          <draw:page-thumbnail draw:style-name="gr2" draw:layer="layout" svg:width="14.212cm" svg:height="10.659cm" svg:x="2.753cm" svg:y="2.16cm" draw:page-number="18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new " draw:style-name="dp1" draw:master-page-name="כותרת_20_ותוכן" presentation:presentation-page-layout-name="AL2T11"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n</text:span><text:span text:style-name="T17">e</text:span><text:span text:style-name="T17">w</text:span><text:span text:style-name="T17"> 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5.376cm" svg:x="0.635cm" svg:y="4.784cm" presentation:class="outline" presentation:user-transformed="true">
          <draw:text-box>
            <text:p text:style-name="P20"><text:span text:style-name="T42">Can be used with any type:</text:span></text:p>
            <text:p text:style-name="P26"><text:span text:style-name="T58">int</text:span><text:span text:style-name="T55"> *i = </text:span><text:span text:style-name="T58">new</text:span><text:span text:style-name="T55"> </text:span><text:span text:style-name="T58">int</text:span><text:span text:style-name="T55">; </text:span><text:span text:style-name="T55"><text:line-break/></text:span><text:span text:style-name="T58">char</text:span><text:span text:style-name="T55"> **p = </text:span><text:span text:style-name="T58">new</text:span><text:span text:style-name="T55"> (</text:span><text:span text:style-name="T58">char</text:span><text:span text:style-name="T55"> *); </text:span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19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user-transformed="true">
            <draw:text-box>
              <text:p text:style-name="P39"><text:span text:style-name="T52">R</text:span><text:span text:style-name="T52">e</text:span><text:span text:style-name="T52">p</text:span><text:span text:style-name="T52">l</text:span><text:span text:style-name="T52">a</text:span><text:span text:style-name="T52">c</text:span><text:span text:style-name="T52">i</text:span><text:span text:style-name="T52">n</text:span><text:span text:style-name="T52">g</text:span><text:span text:style-name="T52"> </text:span><text:span text:style-name="T52">–</text:span><text:span text:style-name="T52"> </text:span><text:span text:style-name="T52">t</text:span><text:span text:style-name="T52">h</text:span><text:span text:style-name="T52">e</text:span><text:span text:style-name="T52"> </text:span><text:span text:style-name="T52">g</text:span><text:span text:style-name="T52">l</text:span><text:span text:style-name="T52">o</text:span><text:span text:style-name="T52">b</text:span><text:span text:style-name="T52">a</text:span><text:span text:style-name="T52">l</text:span><text:span text:style-name="T52"> </text:span><text:span text:style-name="T52">o</text:span><text:span text:style-name="T52">p</text:span><text:span text:style-name="T52">e</text:span><text:span text:style-name="T52">r</text:span><text:span text:style-name="T52">a</text:span><text:span text:style-name="T52">t</text:span><text:span text:style-name="T52">o</text:span><text:span text:style-name="T52">r</text:span><text:span text:style-name="T52"> </text:span><text:span text:style-name="T52">n</text:span><text:span text:style-name="T52">e</text:span><text:span text:style-name="T52">w</text:span><text:span text:style-name="T52">(</text:span><text:span text:style-name="T52">)</text:span><text:span text:style-name="T52"> </text:span><text:span text:style-name="T52">i</text:span><text:span text:style-name="T52">s</text:span><text:span text:style-name="T52">n</text:span><text:span text:style-name="T52">'</text:span><text:span text:style-name="T52">t</text:span><text:span text:style-name="T52"> </text:span><text:span text:style-name="T52">o</text:span><text:span text:style-name="T52">v</text:span><text:span text:style-name="T52">e</text:span><text:span text:style-name="T52">r</text:span><text:span text:style-name="T52">l</text:span><text:span text:style-name="T52">o</text:span><text:span text:style-name="T52">a</text:span><text:span text:style-name="T52">d</text:span><text:span text:style-name="T52">e</text:span><text:span text:style-name="T52">d</text:span><text:span text:style-name="T52"> </text:span><text:span text:style-name="T52">b</text:span><text:span text:style-name="T52">u</text:span><text:span text:style-name="T52">t</text:span><text:span text:style-name="T52"> </text:span><text:span text:style-name="T52">s</text:span><text:span text:style-name="T52">p</text:span><text:span text:style-name="T52">e</text:span><text:span text:style-name="T52">c</text:span><text:span text:style-name="T52">i</text:span><text:span text:style-name="T52">a</text:span><text:span text:style-name="T52">l</text:span><text:span text:style-name="T52"> </text:span><text:span text:style-name="T52">b</text:span><text:span text:style-name="T52">e</text:span><text:span text:style-name="T52">h</text:span><text:span text:style-name="T52">a</text:span><text:span text:style-name="T52">v</text:span><text:span text:style-name="T52">i</text:span><text:span text:style-name="T52">o</text:span><text:span text:style-name="T52">r</text:span><text:span text:style-name="T52"> </text:span><text:span text:style-name="T52">–</text:span><text:span text:style-name="T52"> </text:span><text:span text:style-name="T52">u</text:span><text:span text:style-name="T52">s</text:span><text:span text:style-name="T52">e</text:span><text:span text:style-name="T52">r</text:span><text:span text:style-name="T52"> </text:span><text:span text:style-name="T52">d</text:span><text:span text:style-name="T52">e</text:span><text:span text:style-name="T52">f</text:span><text:span text:style-name="T52">i</text:span><text:span text:style-name="T52">n</text:span><text:span text:style-name="T52">e</text:span><text:span text:style-name="T52">d</text:span><text:span text:style-name="T52"> </text:span><text:span text:style-name="T52">f</text:span><text:span text:style-name="T52">u</text:span><text:span text:style-name="T52">n</text:span><text:span text:style-name="T52">c</text:span><text:span text:style-name="T52">t</text:span><text:span text:style-name="T52">i</text:span><text:span text:style-name="T52">o</text:span><text:span text:style-name="T52">n</text:span><text:span text:style-name="T52"> </text:span><text:span text:style-name="T52">w</text:span><text:span text:style-name="T52">i</text:span><text:span text:style-name="T52">l</text:span><text:span text:style-name="T52">l</text:span><text:span text:style-name="T52"> </text:span><text:span text:style-name="T52">r</text:span><text:span text:style-name="T52">e</text:span><text:span text:style-name="T52">p</text:span><text:span text:style-name="T52">l</text:span><text:span text:style-name="T52">a</text:span><text:span text:style-name="T52">c</text:span><text:span text:style-name="T52">e</text:span><text:span text:style-name="T52"> </text:span><text:span text:style-name="T52">(</text:span><text:span text:style-name="T52">e</text:span><text:span text:style-name="T52">f</text:span><text:span text:style-name="T52">f</text:span><text:span text:style-name="T52">e</text:span><text:span text:style-name="T52">c</text:span><text:span text:style-name="T52">t</text:span><text:span text:style-name="T52">i</text:span><text:span text:style-name="T52">v</text:span><text:span text:style-name="T52">e</text:span><text:span text:style-name="T52">l</text:span><text:span text:style-name="T52">y</text:span><text:span text:style-name="T52"> </text:span><text:span text:style-name="T52">h</text:span><text:span text:style-name="T52">i</text:span><text:span text:style-name="T52">d</text:span><text:span text:style-name="T52">e</text:span><text:span text:style-name="T52">)</text:span><text:span text:style-name="T52"> </text:span><text:span text:style-name="T52">t</text:span><text:span text:style-name="T52">h</text:span><text:span text:style-name="T52">e</text:span><text:span text:style-name="T52"> </text:span><text:span text:style-name="T52">p</text:span><text:span text:style-name="T52">r</text:span><text:span text:style-name="T52">e</text:span><text:span text:style-name="T52"> </text:span><text:span text:style-name="T52">d</text:span><text:span text:style-name="T52">e</text:span><text:span text:style-name="T52">f</text:span><text:span text:style-name="T52">i</text:span><text:span text:style-name="T52">n</text:span><text:span text:style-name="T52">e</text:span><text:span text:style-name="T52">d</text:span><text:span text:style-name="T52">.</text:span><text:span text:style-name="T52"> </text:span><text:span text:style-name="T52">B</text:span><text:span text:style-name="T52">y</text:span><text:span text:style-name="T52"> </text:span><text:span text:style-name="T52">s</text:span><text:span text:style-name="T52">t</text:span><text:span text:style-name="T52">a</text:span><text:span text:style-name="T52">n</text:span><text:span text:style-name="T52">d</text:span><text:span text:style-name="T52">a</text:span><text:span text:style-name="T52">r</text:span><text:span text:style-name="T52">d</text:span><text:span text:style-name="T52">,</text:span><text:span text:style-name="T52"> </text:span><text:span text:style-name="T52">e</text:span><text:span text:style-name="T52">a</text:span><text:span text:style-name="T52">c</text:span><text:span text:style-name="T52">h</text:span><text:span text:style-name="T52"> </text:span><text:span text:style-name="T52">c</text:span><text:span text:style-name="T52">+</text:span><text:span text:style-name="T52">+</text:span><text:span text:style-name="T52"> </text:span><text:span text:style-name="T52">i</text:span><text:span text:style-name="T52">m</text:span><text:span text:style-name="T52">p</text:span><text:span text:style-name="T52">l</text:span><text:span text:style-name="T52">e</text:span><text:span text:style-name="T52">m</text:span><text:span text:style-name="T52">e</text:span><text:span text:style-name="T52">n</text:span><text:span text:style-name="T52">t</text:span><text:span text:style-name="T52">a</text:span><text:span text:style-name="T52">t</text:span><text:span text:style-name="T52">i</text:span><text:span text:style-name="T52">o</text:span><text:span text:style-name="T52">n</text:span><text:span text:style-name="T52"> </text:span><text:span text:style-name="T52">s</text:span><text:span text:style-name="T52">h</text:span><text:span text:style-name="T52">o</text:span><text:span text:style-name="T52">u</text:span><text:span text:style-name="T52">l</text:span><text:span text:style-name="T52">d</text:span><text:span text:style-name="T52"> </text:span><text:span text:style-name="T52">p</text:span><text:span text:style-name="T52">r</text:span><text:span text:style-name="T52">o</text:span><text:span text:style-name="T52">v</text:span><text:span text:style-name="T52">i</text:span><text:span text:style-name="T52">d</text:span><text:span text:style-name="T52">e</text:span><text:span text:style-name="T52"> </text:span><text:span text:style-name="T52">a</text:span><text:span text:style-name="T52"> </text:span><text:span text:style-name="T52">g</text:span><text:span text:style-name="T52">l</text:span><text:span text:style-name="T52">o</text:span><text:span text:style-name="T52">b</text:span><text:span text:style-name="T52">a</text:span><text:span text:style-name="T52">l</text:span><text:span text:style-name="T52"> </text:span><text:span text:style-name="T52">o</text:span><text:span text:style-name="T52">p</text:span><text:span text:style-name="T52">e</text:span><text:span text:style-name="T52">r</text:span><text:span text:style-name="T52">a</text:span><text:span text:style-name="T52">t</text:span><text:span text:style-name="T52">o</text:span><text:span text:style-name="T52">r</text:span><text:span text:style-name="T52"> </text:span><text:span text:style-name="T52">n</text:span><text:span text:style-name="T52">e</text:span><text:span text:style-name="T52">w</text:span><text:span text:style-name="T52">(</text:span><text:span text:style-name="T52">)</text:span><text:span text:style-name="T52"> </text:span><text:span text:style-name="T52">f</text:span><text:span text:style-name="T52">u</text:span><text:span text:style-name="T52">n</text:span><text:span text:style-name="T52">c</text:span><text:span text:style-name="T52">t</text:span><text:span text:style-name="T52">i</text:span><text:span text:style-name="T52">o</text:span><text:span text:style-name="T52">n</text:span><text:span text:style-name="T52"> </text:span><text:span text:style-name="T52">t</text:span><text:span text:style-name="T52">h</text:span><text:span text:style-name="T52">a</text:span><text:span text:style-name="T52">t</text:span><text:span text:style-name="T52"> </text:span><text:span text:style-name="T52">c</text:span><text:span text:style-name="T52">a</text:span><text:span text:style-name="T52">n</text:span><text:span text:style-name="T52"> </text:span><text:span text:style-name="T52">b</text:span><text:span text:style-name="T52">e</text:span><text:span text:style-name="T52"> </text:span><text:span text:style-name="T52">r</text:span><text:span text:style-name="T52">e</text:span><text:span text:style-name="T52">p</text:span><text:span text:style-name="T52">l</text:span><text:span text:style-name="T52">a</text:span><text:span text:style-name="T52">c</text:span><text:span text:style-name="T52">e</text:span><text:span text:style-name="T52">d</text:span><text:span text:style-name="T52">.</text:span></text:p>
              <text:p text:style-name="P39"><text:span text:style-name="T52">O</text:span><text:span text:style-name="T52">v</text:span><text:span text:style-name="T52">e</text:span><text:span text:style-name="T52">r</text:span><text:span text:style-name="T52">l</text:span><text:span text:style-name="T52">o</text:span><text:span text:style-name="T52">a</text:span><text:span text:style-name="T52">d</text:span><text:span text:style-name="T52">e</text:span><text:span text:style-name="T52">d</text:span><text:span text:style-name="T52"> </text:span><text:span text:style-name="T52">–</text:span><text:span text:style-name="T52"> </text:span><text:span text:style-name="T52">i</text:span><text:span text:style-name="T52">n</text:span><text:span text:style-name="T52">s</text:span><text:span text:style-name="T52">i</text:span><text:span text:style-name="T52">d</text:span><text:span text:style-name="T52">e</text:span><text:span text:style-name="T52"> </text:span><text:span text:style-name="T52">a</text:span><text:span text:style-name="T52"> </text:span><text:span text:style-name="T52">s</text:span><text:span text:style-name="T52">p</text:span><text:span text:style-name="T52">e</text:span><text:span text:style-name="T52">c</text:span><text:span text:style-name="T52">i</text:span><text:span text:style-name="T52">f</text:span><text:span text:style-name="T52">i</text:span><text:span text:style-name="T52">c</text:span><text:span text:style-name="T52"> </text:span><text:span text:style-name="T52">c</text:span><text:span text:style-name="T52">l</text:span><text:span text:style-name="T52">a</text:span><text:span text:style-name="T52">s</text:span><text:span text:style-name="T52">s</text:span><text:span text:style-name="T52"> </text:span><text:span text:style-name="T52">y</text:span><text:span text:style-name="T52">o</text:span><text:span text:style-name="T52">u</text:span><text:span text:style-name="T52"> </text:span><text:span text:style-name="T52">c</text:span><text:span text:style-name="T52">a</text:span><text:span text:style-name="T52">n</text:span><text:span text:style-name="T52"> </text:span><text:span text:style-name="T52">o</text:span><text:span text:style-name="T52">v</text:span><text:span text:style-name="T52">e</text:span><text:span text:style-name="T52">r</text:span><text:span text:style-name="T52">l</text:span><text:span text:style-name="T52">o</text:span><text:span text:style-name="T52">a</text:span><text:span text:style-name="T52">d</text:span><text:span text:style-name="T52"> </text:span><text:span text:style-name="T52">t</text:span><text:span text:style-name="T52">h</text:span><text:span text:style-name="T52">e</text:span><text:span text:style-name="T52"> </text:span><text:span text:style-name="T52">o</text:span><text:span text:style-name="T52">p</text:span><text:span text:style-name="T52">e</text:span><text:span text:style-name="T52">r</text:span><text:span text:style-name="T52">a</text:span><text:span text:style-name="T52">t</text:span><text:span text:style-name="T52">o</text:span><text:span text:style-name="T52">r</text:span><text:span text:style-name="T52"> </text:span><text:span text:style-name="T52">f</text:span><text:span text:style-name="T52">o</text:span><text:span text:style-name="T52">r</text:span><text:span text:style-name="T52"> </text:span><text:span text:style-name="T52">t</text:span><text:span text:style-name="T52">h</text:span><text:span text:style-name="T52">a</text:span><text:span text:style-name="T52">t</text:span><text:span text:style-name="T52"> </text:span><text:span text:style-name="T52">c</text:span><text:span text:style-name="T52">l</text:span><text:span text:style-name="T52">a</text:span><text:span text:style-name="T52">s</text:span><text:span text:style-name="T52">s</text:span><text:span text:style-name="T52">.</text:span></text:p>
            </draw:text-box>
          </draw:frame>
          <draw:frame draw:name="מציין מיקום של מספר שקופית 3" presentation:style-name="pr9" draw:text-style-name="P28" draw:layer="layout" svg:width="8.545cm" svg:height="1.419cm" svg:x="11.174cm" svg:y="27.01cm" presentation:class="page-number" presentation:user-transformed="true">
            <draw:text-box>
              <text:p text:style-name="P27"><text:span text:style-name="T37"><text:page-number>&lt;number&gt;</text:page-number></text:span></text:p>
            </draw:text-box>
          </draw:frame>
        </presentation:notes>
      </draw:page>
      <draw:page draw:name="New &amp; Constructors" draw:style-name="dp1" draw:master-page-name="כותרת_20_ותוכן" presentation:presentation-page-layout-name="AL2T11"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N</text:span><text:span text:style-name="T17">e</text:span><text:span text:style-name="T17">w</text:span><text:span text:style-name="T17"> </text:span><text:span text:style-name="T17">&amp;</text:span><text:span text:style-name="T17"> </text:span><text:span text:style-name="T17">C</text:span><text:span text:style-name="T17">o</text:span><text:span text:style-name="T17">n</text:span><text:span text:style-name="T17">s</text:span><text:span text:style-name="T17">t</text:span><text:span text:style-name="T17">r</text:span><text:span text:style-name="T17">u</text:span><text:span text:style-name="T17">c</text:span><text:span text:style-name="T17">t</text:span><text:span text:style-name="T17">o</text:span><text:span text:style-name="T17">r</text:span><text:span text:style-name="T17">s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635cm" svg:y="2.752cm" presentation:class="outline" presentation:user-transformed="true">
          <draw:text-box>
            <text:p text:style-name="P26"><text:span text:style-name="T24">class</text:span><text:span text:style-name="T25"> MyClass </text:span><text:span text:style-name="T25"><text:line-break/></text:span><text:span text:style-name="T25">{ </text:span><text:span text:style-name="T25"><text:line-break/></text:span><text:span text:style-name="T24">public</text:span><text:span text:style-name="T25">: </text:span><text:span text:style-name="T25"><text:line-break/></text:span><text:span text:style-name="T25">   MyClass(); </text:span><text:span text:style-name="T25"><text:line-break/></text:span><text:span text:style-name="T25">   MyClass( </text:span><text:span text:style-name="T24">int</text:span><text:span text:style-name="T25"> i ); </text:span><text:span text:style-name="T25"><text:line-break/></text:span><text:span text:style-name="T25">   MyClass( </text:span><text:span text:style-name="T24">double</text:span><text:span text:style-name="T25"> x, </text:span><text:span text:style-name="T24">double</text:span><text:span text:style-name="T25"> y ); </text:span><text:span text:style-name="T25"><text:line-break/></text:span><text:span text:style-name="T25">    </text:span><text:span text:style-name="T25"><text:line-break/></text:span><text:span text:style-name="T25">}; </text:span><text:span text:style-name="T25"><text:line-break/></text:span><text:span text:style-name="T25"><text:line-break/></text:span><text:span text:style-name="T25">MyClass* a; </text:span><text:span text:style-name="T25"><text:line-break/></text:span><text:span text:style-name="T25">a = </text:span><text:span text:style-name="T24">new</text:span><text:span text:style-name="T25"> MyClass; </text:span><text:span text:style-name="T26">// Calls </text:span><text:span text:style-name="T26"><text:line-break/></text:span><text:span text:style-name="T25">a = </text:span><text:span text:style-name="T24">new</text:span><text:span text:style-name="T25"> MyClass {</text:span><text:span text:style-name="T27">5</text:span><text:span text:style-name="T28">}</text:span><text:span text:style-name="T25">; </text:span><text:span text:style-name="T26">// Calls </text:span><text:span text:style-name="T26"><text:line-break/></text:span><text:span text:style-name="T25">a = </text:span><text:span text:style-name="T24">new</text:span><text:span text:style-name="T25"> MyClass { </text:span><text:span text:style-name="T27">1.0</text:span><text:span text:style-name="T25">, </text:span><text:span text:style-name="T27">0.0</text:span><text:span text:style-name="T25"> }; </text:span><text:span text:style-name="T26">// Calls </text:span><text:span text:style-name="T26"><text:line-break/></text:span><text:span text:style-name="T25"><text:line-break/></text:span><text:span text:style-name="T25"/></text:p>
            <text:p text:style-name="P26"><text:span text:style-name="T25"><text:line-break/></text:span><text:span text:style-name="T25"/></text:p>
          </draw:text-box>
        </draw:frame>
        <draw:custom-shape draw:name="Oval 4" draw:style-name="gr3" draw:text-style-name="P37" draw:layer="layout" svg:width="0.978cm" svg:height="0.978cm" svg:x="1.094cm" svg:y="6.491cm">
          <text:p text:style-name="P41"><text:span text:style-name="T29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3" draw:text-style-name="P37" draw:layer="layout" svg:width="0.978cm" svg:height="0.978cm" svg:x="1.116cm" svg:y="7.624cm">
          <text:p text:style-name="P41"><text:span text:style-name="T29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3" draw:text-style-name="P37" draw:layer="layout" svg:width="0.978cm" svg:height="0.978cm" svg:x="1.138cm" svg:y="8.758cm">
          <text:p text:style-name="P41"><text:span text:style-name="T29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37" draw:layer="layout" svg:width="0.978cm" svg:height="0.978cm" svg:x="13.335cm" svg:y="14.817cm">
          <text:p text:style-name="P41"><text:span text:style-name="T29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3" draw:text-style-name="P37" draw:layer="layout" svg:width="0.978cm" svg:height="0.978cm" svg:x="14.393cm" svg:y="16.166cm">
          <text:p text:style-name="P41"><text:span text:style-name="T29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3" draw:text-style-name="P37" draw:layer="layout" svg:width="0.978cm" svg:height="0.978cm" svg:x="18.627cm" svg:y="17.436cm">
          <text:p text:style-name="P41"><text:span text:style-name="T29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page-thumbnail draw:style-name="gr2" draw:layer="layout" svg:width="14.212cm" svg:height="10.659cm" svg:x="2.753cm" svg:y="2.16cm" draw:page-number="20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New &amp; arrays" draw:style-name="dp1" draw:master-page-name="כותרת_20_ותוכן" presentation:presentation-page-layout-name="AL2T11">
        <draw:frame draw:name="Rectangle 2" presentation:style-name="pr6" draw:text-style-name="P2" draw:layer="layout" svg:width="23.706cm" svg:height="1.776cm" svg:x="0.847cm" svg:y="0.254cm" presentation:class="title" presentation:user-transformed="true">
          <draw:text-box>
            <text:p text:style-name="P17"><text:span text:style-name="T17">N</text:span><text:span text:style-name="T17">e</text:span><text:span text:style-name="T17">w</text:span><text:span text:style-name="T17"> </text:span><text:span text:style-name="T17">&amp;</text:span><text:span text:style-name="T17"> </text:span><text:span text:style-name="T17">a</text:span><text:span text:style-name="T17">r</text:span><text:span text:style-name="T17">r</text:span><text:span text:style-name="T17">a</text:span><text:span text:style-name="T17">y</text:span><text:span text:style-name="T17">s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635cm" svg:y="2.118cm" presentation:class="outline" presentation:user-transformed="true">
          <draw:text-box>
            <text:p text:style-name="P20"><text:span text:style-name="T42">To allocate arrays, use</text:span></text:p>
            <text:p text:style-name="P26"><text:span text:style-name="T58">int</text:span><text:span text:style-name="T55"> *a = </text:span><text:span text:style-name="T58">new</text:span><text:span text:style-name="T55"> </text:span><text:span text:style-name="T58">int</text:span><text:span text:style-name="T55">[</text:span><text:span text:style-name="T61">10</text:span><text:span text:style-name="T55">]; </text:span><text:span text:style-name="T62">//array of 10 </text:span><text:span text:style-name="T62">ints</text:span><text:span text:style-name="T63"><text:line-break/></text:span><text:span text:style-name="T58">size_t</text:span><text:span text:style-name="T55"> n = </text:span><text:span text:style-name="T61">4</text:span><text:span text:style-name="T55">;</text:span></text:p>
            <text:p text:style-name="P26"><text:span text:style-name="T55">IntList *array = </text:span><text:span text:style-name="T58">new</text:span><text:span text:style-name="T55"> IntList[n]; </text:span></text:p>
            <text:p text:style-name="P26"><text:span text:style-name="T64">// array of n IntLists. </text:span></text:p>
            <text:p text:style-name="P26"><text:span text:style-name="T64">// - must have a parameterless ctor!</text:span></text:p>
            <text:p text:style-name="P26"><text:span text:style-name="T55">array[0].func();</text:span><text:span text:style-name="T55"><text:line-break/></text:span><text:span text:style-name="T55">IntList* b0 = </text:span><text:span text:style-name="T58">new</text:span><text:span text:style-name="T55"> IntList; </text:span></text:p>
            <text:p text:style-name="P26"><text:span text:style-name="T55">b0→func();</text:span><text:span text:style-name="T55"><text:line-break/></text:span><text:span text:style-name="T55"/></text:p>
          </draw:text-box>
        </draw:frame>
        <presentation:notes draw:style-name="dp3">
          <draw:page-thumbnail draw:style-name="gr2" draw:layer="layout" svg:width="14.212cm" svg:height="10.659cm" svg:x="2.753cm" svg:y="2.16cm" draw:page-number="21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elete &amp; arrays" draw:style-name="dp1" draw:master-page-name="כותרת_20_ותוכן" presentation:presentation-page-layout-name="AL2T11"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D</text:span><text:span text:style-name="T17">e</text:span><text:span text:style-name="T17">l</text:span><text:span text:style-name="T17">e</text:span><text:span text:style-name="T17">t</text:span><text:span text:style-name="T17">e</text:span><text:span text:style-name="T17"> </text:span><text:span text:style-name="T17">&amp;</text:span><text:span text:style-name="T17"> </text:span><text:span text:style-name="T17">a</text:span><text:span text:style-name="T17">r</text:span><text:span text:style-name="T17">r</text:span><text:span text:style-name="T17">a</text:span><text:span text:style-name="T17">y</text:span><text:span text:style-name="T17">s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536cm" svg:x="0.635cm" svg:y="2.752cm" presentation:class="outline" presentation:user-transformed="true">
          <draw:text-box>
            <text:p text:style-name="P20"><text:span text:style-name="T42">Special operation to delete arrays</text:span></text:p>
            <text:p text:style-name="P20"><text:span text:style-name="T42"/></text:p>
            <text:p text:style-name="P26"><text:span text:style-name="T58">int</text:span><text:span text:style-name="T55"> *a = </text:span><text:span text:style-name="T58">new</text:span><text:span text:style-name="T55"> </text:span><text:span text:style-name="T58">int</text:span><text:span text:style-name="T55">[</text:span><text:span text:style-name="T61">10</text:span><text:span text:style-name="T55">]; </text:span><text:span text:style-name="T55"><text:line-break/></text:span><text:span text:style-name="T58">int</text:span><text:span text:style-name="T55"> *b = </text:span><text:span text:style-name="T58">new</text:span><text:span text:style-name="T55"> </text:span><text:span text:style-name="T58">int</text:span><text:span text:style-name="T55">[</text:span><text:span text:style-name="T61">10</text:span><text:span text:style-name="T55">]; </text:span><text:span text:style-name="T55"><text:line-break/></text:span><text:span text:style-name="T55"><text:line-break/></text:span><text:span text:style-name="T55">delete [] a; </text:span><text:span text:style-name="T63">// proper delete </text:span><text:span text:style-name="T63">command </text:span><text:span text:style-name="T55">delete b; <text:s text:c="3"/></text:span><text:span text:style-name="T63">// apparently </text:span><text:span text:style-name="T63">works, </text:span><text:span text:style-name="T63"><text:line-break/></text:span><text:span text:style-name="T63">// but may cause segmentation fault</text:span><text:span text:style-name="T63"><text:line-break/></text:span><text:span text:style-name="T63">// or memory leak</text:span><text:span text:style-name="T65"> (folder 6)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22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llocate array of objects w/o def. cons." draw:style-name="dp1" draw:master-page-name="כותרת_20_ותוכן" presentation:presentation-page-layout-name="AL2T11"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A</text:span><text:span text:style-name="T17">l</text:span><text:span text:style-name="T17">l</text:span><text:span text:style-name="T17">o</text:span><text:span text:style-name="T17">c</text:span><text:span text:style-name="T17">a</text:span><text:span text:style-name="T17">t</text:span><text:span text:style-name="T17">e</text:span><text:span text:style-name="T17"> </text:span><text:span text:style-name="T17">a</text:span><text:span text:style-name="T17">r</text:span><text:span text:style-name="T17">r</text:span><text:span text:style-name="T17">a</text:span><text:span text:style-name="T17">y</text:span><text:span text:style-name="T17"> </text:span><text:span text:style-name="T17">o</text:span><text:span text:style-name="T17">f </text:span><text:span text:style-name="T17">o</text:span><text:span text:style-name="T17">b</text:span><text:span text:style-name="T17">j</text:span><text:span text:style-name="T17">e</text:span><text:span text:style-name="T17">c</text:span><text:span text:style-name="T17">t</text:span><text:span text:style-name="T17">s</text:span><text:span text:style-name="T17"> </text:span><text:span text:style-name="T17">w</text:span><text:span text:style-name="T17">/</text:span><text:span text:style-name="T17">o</text:span><text:span text:style-name="T17"> </text:span><text:span text:style-name="T17">d</text:span><text:span text:style-name="T17">e</text:span><text:span text:style-name="T17">f</text:span><text:span text:style-name="T17">. </text:span><text:span text:style-name="T17">c</text:span><text:span text:style-name="T17">o</text:span><text:span text:style-name="T17">n</text:span><text:span text:style-name="T17">s</text:span><text:span text:style-name="T17">.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635cm" svg:y="2.752cm" presentation:class="outline" presentation:user-transformed="true">
          <draw:text-box>
            <text:p text:style-name="P20"><text:span text:style-name="T66">size_t </text:span><text:span text:style-name="T67">n = </text:span><text:span text:style-name="T68">4</text:span><text:span text:style-name="T67">; </text:span><text:span text:style-name="T67"><text:line-break/></text:span><text:span text:style-name="T67">MyClass **arr = </text:span><text:span text:style-name="T66">new</text:span><text:span text:style-name="T67"> MyClass *[n]; </text:span><text:span text:style-name="T67"><text:line-break/></text:span><text:span text:style-name="T69">// array of n pointers to MyClass (no </text:span></text:p>
            <text:p text:style-name="P20"><text:span text:style-name="T69">// cons. is invoked) </text:span></text:p>
            <text:p text:style-name="P20"><text:span text:style-name="T69"><text:line-break/></text:span><text:span text:style-name="T66">for</text:span><text:span text:style-name="T67"> (</text:span><text:span text:style-name="T66">size_t </text:span><text:span text:style-name="T67">i=</text:span><text:span text:style-name="T68">0</text:span><text:span text:style-name="T67">; i&lt;n; ++i) </text:span><text:span text:style-name="T67"><text:line-break/></text:span><text:span text:style-name="T67">{ </text:span><text:span text:style-name="T67"><text:line-break/></text:span><text:span text:style-name="T67">   arr[i] = </text:span><text:span text:style-name="T66">new</text:span><text:span text:style-name="T67"> MyClass (i); </text:span><text:span text:style-name="T67"><text:line-break/></text:span><text:span text:style-name="T67">   </text:span><text:span text:style-name="T69">// each pointer points to a MyClass </text:span></text:p>
            <text:p text:style-name="P20"><text:span text:style-name="T69"><text:s text:c="3"/></text:span><text:span text:style-name="T69">// object allocated on the heap, and </text:span></text:p>
            <text:p text:style-name="P20"><text:span text:style-name="T69"><text:s text:c="3"/></text:span><text:span text:style-name="T69">// the cons. is invoked. </text:span><text:span text:style-name="T69"><text:line-break/></text:span><text:span text:style-name="T67">} 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23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Free an allocated array of pointers to objects on the heap" draw:style-name="dp1" draw:master-page-name="כותרת_20_ותוכן" presentation:presentation-page-layout-name="AL2T11">
        <draw:frame draw:name="Rectangle 2" presentation:style-name="pr22" draw:text-style-name="P2" draw:layer="layout" svg:width="23.706cm" svg:height="2.199cm" svg:x="0.847cm" svg:y="1.058cm" presentation:class="title" presentation:user-transformed="true">
          <draw:text-box>
            <text:p text:style-name="P17"><text:span text:style-name="T33">F</text:span><text:span text:style-name="T33">r</text:span><text:span text:style-name="T33">e</text:span><text:span text:style-name="T33">e</text:span><text:span text:style-name="T33"> </text:span><text:span text:style-name="T33">a</text:span><text:span text:style-name="T33">n</text:span><text:span text:style-name="T33"> </text:span><text:span text:style-name="T33">a</text:span><text:span text:style-name="T33">l</text:span><text:span text:style-name="T33">l</text:span><text:span text:style-name="T33">o</text:span><text:span text:style-name="T33">c</text:span><text:span text:style-name="T33">a</text:span><text:span text:style-name="T33">t</text:span><text:span text:style-name="T33">e</text:span><text:span text:style-name="T33">d</text:span><text:span text:style-name="T33"> </text:span><text:span text:style-name="T33">a</text:span><text:span text:style-name="T33">r</text:span><text:span text:style-name="T33">r</text:span><text:span text:style-name="T33">a</text:span><text:span text:style-name="T33">y</text:span><text:span text:style-name="T33"> </text:span><text:span text:style-name="T33">o</text:span><text:span text:style-name="T33">f </text:span><text:span text:style-name="T33">p</text:span><text:span text:style-name="T33">o</text:span><text:span text:style-name="T33">i</text:span><text:span text:style-name="T33">n</text:span><text:span text:style-name="T33">t</text:span><text:span text:style-name="T33">e</text:span><text:span text:style-name="T33">r</text:span><text:span text:style-name="T33">s</text:span><text:span text:style-name="T33"> </text:span><text:span text:style-name="T33">t</text:span><text:span text:style-name="T33">o</text:span><text:span text:style-name="T33"> </text:span><text:span text:style-name="T33">o</text:span><text:span text:style-name="T33">b</text:span><text:span text:style-name="T33">j</text:span><text:span text:style-name="T33">e</text:span><text:span text:style-name="T33">c</text:span><text:span text:style-name="T33">t</text:span><text:span text:style-name="T33">s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3.706cm" svg:height="15.874cm" svg:x="0.847cm" svg:y="3.175cm" presentation:class="outline" presentation:user-transformed="true">
          <draw:text-box>
            <text:p text:style-name="P20"><text:span text:style-name="T66">size_t </text:span><text:span text:style-name="T67">n = </text:span><text:span text:style-name="T68">4</text:span><text:span text:style-name="T67">; </text:span><text:span text:style-name="T67"><text:line-break/></text:span><text:span text:style-name="T66">for</text:span><text:span text:style-name="T67"> (</text:span><text:span text:style-name="T66">size_t </text:span><text:span text:style-name="T67">i=</text:span><text:span text:style-name="T68">0</text:span><text:span text:style-name="T67">; i&lt;n; ++i) </text:span><text:span text:style-name="T67"><text:line-break/></text:span><text:span text:style-name="T67">{ </text:span><text:span text:style-name="T67"><text:line-break/></text:span><text:span text:style-name="T67">   delete (arr[i]); </text:span><text:span text:style-name="T67"><text:line-break/></text:span><text:span text:style-name="T67">   </text:span><text:span text:style-name="T69">// invoked the dest. of each MyClass </text:span></text:p>
            <text:p text:style-name="P20"><text:span text:style-name="T69"><text:s text:c="3"/></text:span><text:span text:style-name="T69">// object allocated on the heap, and </text:span></text:p>
            <text:p text:style-name="P20"><text:span text:style-name="T69"><text:s text:c="3"/></text:span><text:span text:style-name="T69">// free the memory. </text:span><text:span text:style-name="T69"><text:line-break/></text:span><text:span text:style-name="T67">} </text:span><text:span text:style-name="T67"><text:line-break/></text:span><text:span text:style-name="T67">delete [] arr; </text:span><text:span text:style-name="T67"><text:line-break/></text:span><text:span text:style-name="T69">// free the memory allocated for the </text:span></text:p>
            <text:p text:style-name="P20"><text:span text:style-name="T69">// array of pointers. No dest. is invoked 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24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5" draw:style-name="dp1" draw:master-page-name="כותרת_20_ותוכן" presentation:presentation-page-layout-name="AL2T11">
        <draw:frame draw:name="Rectangle 2" presentation:style-name="pr22" draw:text-style-name="P2" draw:layer="layout" svg:width="23.706cm" svg:height="2.199cm" svg:x="0.762cm" svg:y="0.976cm" presentation:class="title" presentation:user-transformed="true">
          <draw:text-box>
            <text:p text:style-name="P17"><text:span text:style-name="T33">R</text:span><text:span text:style-name="T33">A</text:span><text:span text:style-name="T33">I</text:span><text:span text:style-name="T33">I </text:span><text:span text:style-name="T33">–</text:span><text:span text:style-name="T33"> </text:span><text:span text:style-name="T33">R</text:span><text:span text:style-name="T33">e</text:span><text:span text:style-name="T33">s</text:span><text:span text:style-name="T33">o</text:span><text:span text:style-name="T33">u</text:span><text:span text:style-name="T33">r</text:span><text:span text:style-name="T33">c</text:span><text:span text:style-name="T33">e</text:span><text:span text:style-name="T33"> </text:span><text:span text:style-name="T33">A</text:span><text:span text:style-name="T33">c</text:span><text:span text:style-name="T33">q</text:span><text:span text:style-name="T33">u</text:span><text:span text:style-name="T33">i</text:span><text:span text:style-name="T33">s</text:span><text:span text:style-name="T33">i</text:span><text:span text:style-name="T33">t</text:span><text:span text:style-name="T33">i</text:span><text:span text:style-name="T33">o</text:span><text:span text:style-name="T33">n</text:span><text:span text:style-name="T33"> </text:span><text:span text:style-name="T33">I</text:span><text:span text:style-name="T33">s</text:span><text:span text:style-name="T33"> </text:span><text:span text:style-name="T33">I</text:span><text:span text:style-name="T33">n</text:span><text:span text:style-name="T33">i</text:span><text:span text:style-name="T33">t</text:span><text:span text:style-name="T33">i</text:span><text:span text:style-name="T33">a</text:span><text:span text:style-name="T33">l</text:span><text:span text:style-name="T33">i</text:span><text:span text:style-name="T33">z</text:span><text:span text:style-name="T33">a</text:span><text:span text:style-name="T33">t</text:span><text:span text:style-name="T33">i</text:span><text:span text:style-name="T33">o</text:span><text:span text:style-name="T33">n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42" draw:layer="layout" svg:width="23.706cm" svg:height="15.874cm" svg:x="0.847cm" svg:y="3.175cm" presentation:class="outline" presentation:user-transformed="true">
          <draw:text-box>
            <text:p><text:span text:style-name="T70">A class that uses resources </text:span><text:span text:style-name="T71">(file, </text:span><text:span text:style-name="T71">memory, database, locks …)</text:span><text:span text:style-name="T70"> should:</text:span></text:p>
            <text:list text:style-name="L3">
              <text:list-item>
                <text:p><text:span text:style-name="T72">Acquire them in the constructor.</text:span></text:p>
              </text:list-item>
              <text:list-item>
                <text:p><text:span text:style-name="T73">Release them in the destructor.</text:span></text:p>
              </text:list-item>
            </text:list>
          </draw:text-box>
        </draw:frame>
        <presentation:notes draw:style-name="dp3">
          <draw:page-thumbnail draw:style-name="gr2" draw:layer="layout" svg:width="14.212cm" svg:height="10.659cm" svg:x="2.753cm" svg:y="2.16cm" draw:page-number="25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Consolas" svg:font-family="Consolas"/>
    <style:font-face style:name="Arial4" svg:font-family="Arial" style:font-family-generic="modern"/>
    <style:font-face style:name="Courier New2" svg:font-family="'Courier New'" style:font-family-generic="modern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 style:shrink-to-fit="true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 style:shrink-to-fit="true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כותרת_20_בלבד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2" style:family="presentation" style:parent-style-name="כותרת_20_בלבד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3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4" style:family="presentation" style:parent-style-name="כותרת_20_בלבד-backgroundobjects">
      <style:graphic-properties draw:stroke="none" draw:fill="none" draw:fill-color="#ffffff" draw:auto-grow-height="false" fo:min-height="1.421cm"/>
    </style:style>
    <style:style style:name="Mpr15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שני_20_תכנים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7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8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9" style:family="presentation" style:parent-style-name="שני_20_תכנים-backgroundobjects">
      <style:graphic-properties draw:stroke="none" draw:fill="none" draw:fill-color="#ffffff" draw:auto-grow-height="false" fo:min-height="1.421cm"/>
    </style:style>
    <style:style style:name="Mpr20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</style:style>
    <style:style style:name="Mpr21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22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23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4" style:family="presentation" style:parent-style-name="כותרת_20_ותוכן_5f_-backgroundobjects">
      <style:graphic-properties draw:stroke="none" draw:fill="none" draw:fill-color="#ffffff" draw:auto-grow-height="false" fo:min-height="1.421cm"/>
    </style:style>
    <style:style style:name="Mpr25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0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3-05">5/3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</text:span><text:span text:style-name="MT4">ח</text:span><text:span text:style-name="MT4">ץ </text:span><text:span text:style-name="MT4">כ</text:span><text:span text:style-name="MT4">ד</text:span><text:span text:style-name="MT4">י </text:span><text:span text:style-name="MT4">ל</text:span><text:span text:style-name="MT4">ע</text:span><text:span text:style-name="MT4">ר</text:span><text:span text:style-name="MT4">ו</text:span><text:span text:style-name="MT4">ך </text:span><text:span text:style-name="MT4">ס</text:span><text:span text:style-name="MT4">ג</text:span><text:span text:style-name="MT4">נ</text:span><text:span text:style-name="MT4">ון </text:span><text:span text:style-name="MT4">כ</text:span><text:span text:style-name="MT4">ו</text:span><text:span text:style-name="MT4">ת</text:span><text:span text:style-name="MT4">ר</text:span><text:span text:style-name="MT4">ת</text:span><text:span text:style-name="MT4"> </text:span><text:span text:style-name="MT4">ש</text:span><text:span text:style-name="MT4">ל </text:span><text:span text:style-name="MT4">ת</text:span><text:span text:style-name="MT4">ב</text:span><text:span text:style-name="MT4">נ</text:span><text:span text:style-name="MT4">י</text:span><text:span text:style-name="MT4">ת</text:span><text:span text:style-name="MT4"> </text:span><text:span text:style-name="MT4">ב</text:span><text:span text:style-name="MT4">ס</text:span><text:span text:style-name="MT4">י</text:span><text:span text:style-name="MT4">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</text:span><text:span text:style-name="MT5">ח</text:span><text:span text:style-name="MT5">ץ </text:span><text:span text:style-name="MT5">כ</text:span><text:span text:style-name="MT5">ד</text:span><text:span text:style-name="MT5">י </text:span><text:span text:style-name="MT5">ל</text:span><text:span text:style-name="MT5">ע</text:span><text:span text:style-name="MT5">ר</text:span><text:span text:style-name="MT5">ו</text:span><text:span text:style-name="MT5">ך </text:span><text:span text:style-name="MT5">ס</text:span><text:span text:style-name="MT5">ג</text:span><text:span text:style-name="MT5">נ</text:span><text:span text:style-name="MT5">ון </text:span><text:span text:style-name="MT5">כ</text:span><text:span text:style-name="MT5">ו</text:span><text:span text:style-name="MT5">ת</text:span><text:span text:style-name="MT5">ר</text:span><text:span text:style-name="MT5">ת</text:span><text:span text:style-name="MT5"> </text:span><text:span text:style-name="MT5">ש</text:span><text:span text:style-name="MT5">ל </text:span><text:span text:style-name="MT5">ת</text:span><text:span text:style-name="MT5">ב</text:span><text:span text:style-name="MT5">נ</text:span><text:span text:style-name="MT5">י</text:span><text:span text:style-name="MT5">ת</text:span><text:span text:style-name="MT5"> </text:span><text:span text:style-name="MT5">ב</text:span><text:span text:style-name="MT5">ס</text:span><text:span text:style-name="MT5">י</text:span><text:span text:style-name="MT5">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1" draw:text-style-name="MP14" draw:layer="backgroundobjects" svg:width="24.129cm" svg:height="1.988cm" svg:x="0.635cm" svg:y="0.763cm" presentation:class="title" presentation:user-transformed="true">
        <draw:text-box>
          <text:p text:style-name="MP15"><text:span text:style-name="MT5">ל</text:span><text:span text:style-name="MT5">ח</text:span><text:span text:style-name="MT5">ץ </text:span><text:span text:style-name="MT5">כ</text:span><text:span text:style-name="MT5">ד</text:span><text:span text:style-name="MT5">י </text:span><text:span text:style-name="MT5">ל</text:span><text:span text:style-name="MT5">ע</text:span><text:span text:style-name="MT5">ר</text:span><text:span text:style-name="MT5">ו</text:span><text:span text:style-name="MT5">ך </text:span><text:span text:style-name="MT5">ס</text:span><text:span text:style-name="MT5">ג</text:span><text:span text:style-name="MT5">נ</text:span><text:span text:style-name="MT5">ון </text:span><text:span text:style-name="MT5">כ</text:span><text:span text:style-name="MT5">ו</text:span><text:span text:style-name="MT5">ת</text:span><text:span text:style-name="MT5">ר</text:span><text:span text:style-name="MT5">ת</text:span><text:span text:style-name="MT5"> </text:span><text:span text:style-name="MT5">ש</text:span><text:span text:style-name="MT5">ל </text:span><text:span text:style-name="MT5">ת</text:span><text:span text:style-name="MT5">ב</text:span><text:span text:style-name="MT5">נ</text:span><text:span text:style-name="MT5">י</text:span><text:span text:style-name="MT5">ת</text:span><text:span text:style-name="MT5"> </text:span><text:span text:style-name="MT5">ב</text:span><text:span text:style-name="MT5">ס</text:span><text:span text:style-name="MT5">י</text:span><text:span text:style-name="MT5">ס</text:span></text:p>
        </draw:text-box>
      </draw:frame>
      <draw:frame draw:name="מציין מיקום של תאריך 2" presentation:style-name="Mpr12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3-05">5/3/19</text:date></text:span></text:p>
        </draw:text-box>
      </draw:frame>
      <draw:frame draw:name="מציין מיקום של כותרת תחתונה 3" presentation:style-name="Mpr12" draw:text-style-name="MP7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3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6" draw:text-style-name="MP14" draw:layer="backgroundobjects" svg:width="24.129cm" svg:height="1.988cm" svg:x="0.635cm" svg:y="0.763cm" presentation:class="title" presentation:user-transformed="true">
        <draw:text-box>
          <text:p text:style-name="MP15"><text:span text:style-name="MT5">ל</text:span><text:span text:style-name="MT5">ח</text:span><text:span text:style-name="MT5">ץ </text:span><text:span text:style-name="MT5">כ</text:span><text:span text:style-name="MT5">ד</text:span><text:span text:style-name="MT5">י </text:span><text:span text:style-name="MT5">ל</text:span><text:span text:style-name="MT5">ע</text:span><text:span text:style-name="MT5">ר</text:span><text:span text:style-name="MT5">ו</text:span><text:span text:style-name="MT5">ך </text:span><text:span text:style-name="MT5">ס</text:span><text:span text:style-name="MT5">ג</text:span><text:span text:style-name="MT5">נ</text:span><text:span text:style-name="MT5">ון </text:span><text:span text:style-name="MT5">כ</text:span><text:span text:style-name="MT5">ו</text:span><text:span text:style-name="MT5">ת</text:span><text:span text:style-name="MT5">ר</text:span><text:span text:style-name="MT5">ת</text:span><text:span text:style-name="MT5"> </text:span><text:span text:style-name="MT5">ש</text:span><text:span text:style-name="MT5">ל </text:span><text:span text:style-name="MT5">ת</text:span><text:span text:style-name="MT5">ב</text:span><text:span text:style-name="MT5">נ</text:span><text:span text:style-name="MT5">י</text:span><text:span text:style-name="MT5">ת</text:span><text:span text:style-name="MT5"> </text:span><text:span text:style-name="MT5">ב</text:span><text:span text:style-name="MT5">ס</text:span><text:span text:style-name="MT5">י</text:span><text:span text:style-name="MT5">ס</text:span></text:p>
        </draw:text-box>
      </draw:frame>
      <draw:frame draw:name="מציין מיקום של מספר שקופית 6" presentation:style-name="Mpr1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8" presentation:style-name="Mpr18" draw:text-style-name="MP19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8" draw:text-style-name="MP19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6">Seventh Outline Level</text:span><text:span text:style-name="MT6">לחץ כדי לערוך סגנונות טקסט של </text:span><text:span text:style-name="MT6">תבנית בסיס</text:span></text:p>
          <text:list text:style-name="ML4">
            <text:list-item>
              <text:list>
                <text:list-item>
                  <text:p text:style-name="MP18"><text:span text:style-name="MT7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8"><text:span text:style-name="MT8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1">
      <draw:custom-shape draw:name="מלבן 8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21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</text:span><text:span text:style-name="MT5">ח</text:span><text:span text:style-name="MT5">ץ </text:span><text:span text:style-name="MT5">כ</text:span><text:span text:style-name="MT5">ד</text:span><text:span text:style-name="MT5">י </text:span><text:span text:style-name="MT5">ל</text:span><text:span text:style-name="MT5">ע</text:span><text:span text:style-name="MT5">ר</text:span><text:span text:style-name="MT5">ו</text:span><text:span text:style-name="MT5">ך </text:span><text:span text:style-name="MT5">ס</text:span><text:span text:style-name="MT5">ג</text:span><text:span text:style-name="MT5">נ</text:span><text:span text:style-name="MT5">ון </text:span><text:span text:style-name="MT5">כ</text:span><text:span text:style-name="MT5">ו</text:span><text:span text:style-name="MT5">ת</text:span><text:span text:style-name="MT5">ר</text:span><text:span text:style-name="MT5">ת</text:span><text:span text:style-name="MT5"> </text:span><text:span text:style-name="MT5">ש</text:span><text:span text:style-name="MT5">ל </text:span><text:span text:style-name="MT5">ת</text:span><text:span text:style-name="MT5">ב</text:span><text:span text:style-name="MT5">נ</text:span><text:span text:style-name="MT5">י</text:span><text:span text:style-name="MT5">ת</text:span><text:span text:style-name="MT5"> </text:span><text:span text:style-name="MT5">ב</text:span><text:span text:style-name="MT5">ס</text:span><text:span text:style-name="MT5">י</text:span><text:span text:style-name="MT5">ס</text:span></text:p>
        </draw:text-box>
      </draw:frame>
      <draw:frame draw:name="מציין מיקום של מספר שקופית 5" presentation:style-name="Mpr2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23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212cm" svg:height="10.659cm" svg:x="2.753cm" svg:y="2.16cm" presentation:class="page"/>
        <draw:frame presentation:style-name="כותרת_20_ותוכן_5f_-notes" draw:layer="backgroundobjects" svg:width="15.775cm" svg:height="12.792cm" svg:x="1.972cm" svg:y="13.503cm" presentation:class="notes" presentation:placeholder="true">
          <draw:text-box/>
        </draw:frame>
        <draw:frame presentation:style-name="Mpr2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316</meta:editing-cycles>
    <meta:print-date>1999-11-04T13:06:28</meta:print-date>
    <meta:creation-date>1999-10-10T10:49:40</meta:creation-date>
    <dc:date>2019-03-05T14:41:33.475474795</dc:date>
    <meta:editing-duration>P27DT17H47M14S</meta:editing-duration>
    <meta:generator>LibreOffice/6.1.5.2$Linux_X86_64 LibreOffice_project/10$Build-2</meta:generator>
    <meta:document-statistic meta:object-count="225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25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56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